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Bold" style:font-family-generic="swiss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Bold Italic" style:font-family-generic="swiss" style:font-pitch="variable"/>
    <style:font-face style:name="Noto Sans2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  <style:text-properties style:font-name="Noto Sans2" officeooo:rsid="002fabbe" officeooo:paragraph-rsid="003301bc" style:font-name-asian="Noto Sans CJK HK" style:font-size-asian="12pt"/>
    </style:style>
    <style:style style:name="P2" style:family="paragraph" style:parent-style-name="Text_20_body">
      <style:text-properties style:font-name="Noto Sans2" officeooo:rsid="0024df40" officeooo:paragraph-rsid="0024df40" style:font-name-asian="Noto Sans CJK HK" style:font-size-asian="12pt"/>
    </style:style>
    <style:style style:name="P3" style:family="paragraph" style:parent-style-name="Text_20_body">
      <style:text-properties style:font-name="Noto Sans2" officeooo:rsid="0045dce5" officeooo:paragraph-rsid="004ba459" style:font-name-asian="Noto Sans CJK HK" style:font-size-asian="12pt"/>
    </style:style>
    <style:style style:name="P4" style:family="paragraph" style:parent-style-name="Text_20_body">
      <style:text-properties officeooo:rsid="00343f30"/>
    </style:style>
    <style:style style:name="P5" style:family="paragraph" style:parent-style-name="Text_20_body">
      <style:paragraph-properties style:writing-mode="lr-tb"/>
      <style:text-properties officeooo:paragraph-rsid="003301bc"/>
    </style:style>
    <style:style style:name="P6" style:family="paragraph" style:parent-style-name="Text_20_body">
      <style:text-properties officeooo:rsid="003dd149" officeooo:paragraph-rsid="003dd149"/>
    </style:style>
    <style:style style:name="P7" style:family="paragraph" style:parent-style-name="Text_20_body">
      <style:text-properties officeooo:paragraph-rsid="00471ff4"/>
    </style:style>
    <style:style style:name="P8" style:family="paragraph" style:parent-style-name="Text_20_body">
      <style:paragraph-properties fo:text-align="start" style:justify-single-word="false"/>
      <style:text-properties officeooo:paragraph-rsid="004a2f89"/>
    </style:style>
    <style:style style:name="P9" style:family="paragraph" style:parent-style-name="Heading_20_1" style:master-page-name="Standard">
      <style:paragraph-properties style:page-number="auto"/>
      <style:text-properties officeooo:rsid="004f6151" officeooo:paragraph-rsid="004f6151"/>
    </style:style>
    <style:style style:name="P10" style:family="paragraph" style:parent-style-name="Text_20_body">
      <style:text-properties style:font-name="Noto Sans2" officeooo:rsid="003dd149" officeooo:paragraph-rsid="003dd149" style:font-name-asian="Noto Sans CJK HK" style:font-size-asian="12pt"/>
    </style:style>
    <style:style style:name="P11" style:family="paragraph" style:parent-style-name="Text_20_body">
      <style:paragraph-properties fo:text-align="start" style:justify-single-word="false"/>
      <style:text-properties officeooo:paragraph-rsid="004ba459"/>
    </style:style>
    <style:style style:name="P12" style:family="paragraph" style:parent-style-name="Text_20_body">
      <style:paragraph-properties fo:text-align="start" style:justify-single-word="false"/>
      <style:text-properties officeooo:paragraph-rsid="004a2f89"/>
    </style:style>
    <style:style style:name="P13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officeooo:paragraph-rsid="0038d8da"/>
    </style:style>
    <style:style style:name="P14" style:family="paragraph" style:parent-style-name="Text_20_body">
      <style:text-properties officeooo:paragraph-rsid="00471ff4"/>
    </style:style>
    <style:style style:name="P15" style:family="paragraph" style:parent-style-name="Text_20_body">
      <style:text-properties officeooo:paragraph-rsid="0026aeb8"/>
    </style:style>
    <style:style style:name="P16" style:family="paragraph" style:parent-style-name="Text_20_body">
      <style:text-properties officeooo:rsid="00343f30"/>
    </style:style>
    <style:style style:name="P17" style:family="paragraph" style:parent-style-name="Text_20_body">
      <style:paragraph-properties style:writing-mode="lr-tb"/>
      <style:text-properties officeooo:paragraph-rsid="003301bc"/>
    </style:style>
    <style:style style:name="P18" style:family="paragraph" style:parent-style-name="Text_20_body">
      <style:text-properties officeooo:paragraph-rsid="004f6956"/>
    </style:style>
    <style:style style:name="T1" style:family="text">
      <style:text-properties officeooo:rsid="001fbb67"/>
    </style:style>
    <style:style style:name="T2" style:family="text">
      <style:text-properties style:font-name="Noto Sans2" officeooo:rsid="001fbb67" style:font-name-asian="Noto Sans CJK HK" style:font-size-asian="12pt"/>
    </style:style>
    <style:style style:name="T3" style:family="text">
      <style:text-properties style:font-name="Noto Sans2" officeooo:rsid="0022d647" style:font-name-asian="Noto Sans CJK HK" style:font-size-asian="12pt"/>
    </style:style>
    <style:style style:name="T4" style:family="text">
      <style:text-properties style:font-name="Noto Sans2" officeooo:rsid="002b6de7" style:font-name-asian="Noto Sans CJK HK" style:font-size-asian="12pt"/>
    </style:style>
    <style:style style:name="T5" style:family="text">
      <style:text-properties style:font-name="Noto Sans2" officeooo:rsid="002c9531" style:font-name-asian="Noto Sans CJK HK" style:font-size-asian="12pt"/>
    </style:style>
    <style:style style:name="T6" style:family="text">
      <style:text-properties style:font-name="Noto Sans2" officeooo:rsid="002eb212" style:font-name-asian="Noto Sans CJK HK" style:font-size-asian="12pt"/>
    </style:style>
    <style:style style:name="T7" style:family="text">
      <style:text-properties style:font-name="Noto Sans2" officeooo:rsid="002fabbe" style:font-name-asian="Noto Sans CJK HK" style:font-size-asian="12pt"/>
    </style:style>
    <style:style style:name="T8" style:family="text">
      <style:text-properties style:font-name="Noto Sans2" officeooo:rsid="003301bc" style:font-name-asian="Noto Sans CJK HK" style:font-size-asian="12pt"/>
    </style:style>
    <style:style style:name="T9" style:family="text">
      <style:text-properties style:font-name="Noto Sans2" officeooo:rsid="0033a259" style:font-name-asian="Noto Sans CJK HK" style:font-size-asian="12pt"/>
    </style:style>
    <style:style style:name="T10" style:family="text">
      <style:text-properties style:font-name="Noto Sans2" officeooo:rsid="003602aa" style:font-name-asian="Noto Sans CJK HK" style:font-size-asian="12pt"/>
    </style:style>
    <style:style style:name="T11" style:family="text">
      <style:text-properties style:font-name="Noto Sans2" officeooo:rsid="0037c0a5" style:font-name-asian="Noto Sans CJK HK" style:font-size-asian="12pt"/>
    </style:style>
    <style:style style:name="T12" style:family="text">
      <style:text-properties style:font-name="Noto Sans2" officeooo:rsid="003bac96" style:font-name-asian="Noto Sans CJK HK" style:font-size-asian="12pt"/>
    </style:style>
    <style:style style:name="T13" style:family="text">
      <style:text-properties style:font-name="Noto Sans2" officeooo:rsid="003d4607" style:font-name-asian="Noto Sans CJK HK" style:font-size-asian="12pt"/>
    </style:style>
    <style:style style:name="T14" style:family="text">
      <style:text-properties style:font-name="Noto Sans2" officeooo:rsid="003dd149" style:font-name-asian="Noto Sans CJK HK" style:font-size-asian="12pt"/>
    </style:style>
    <style:style style:name="T15" style:family="text">
      <style:text-properties style:font-name="Noto Sans2" officeooo:rsid="002b3ea0" style:font-name-asian="Noto Sans CJK HK" style:font-size-asian="12pt"/>
    </style:style>
    <style:style style:name="T16" style:family="text">
      <style:text-properties style:font-name="Noto Sans2" officeooo:rsid="0021439f" style:font-name-asian="Noto Sans CJK HK" style:font-size-asian="12pt"/>
    </style:style>
    <style:style style:name="T17" style:family="text">
      <style:text-properties style:font-name="Noto Sans2" officeooo:rsid="00395995" style:font-name-asian="Noto Sans CJK HK" style:font-size-asian="12pt"/>
    </style:style>
    <style:style style:name="T18" style:family="text">
      <style:text-properties style:font-name="Noto Sans2" officeooo:rsid="0038ae36" style:font-name-asian="Noto Sans CJK HK" style:font-size-asian="12pt"/>
    </style:style>
    <style:style style:name="T19" style:family="text">
      <style:text-properties style:font-name="Noto Sans2" officeooo:rsid="004093a0" style:font-name-asian="Noto Sans CJK HK" style:font-size-asian="12pt"/>
    </style:style>
    <style:style style:name="T20" style:family="text">
      <style:text-properties style:font-name="Noto Sans2" officeooo:rsid="0026aeb8" style:font-name-asian="Noto Sans CJK HK" style:font-size-asian="12pt"/>
    </style:style>
    <style:style style:name="T21" style:family="text">
      <style:text-properties style:font-name="Noto Sans2" officeooo:rsid="0042920a" style:font-name-asian="Noto Sans CJK HK" style:font-size-asian="12pt"/>
    </style:style>
    <style:style style:name="T22" style:family="text">
      <style:text-properties style:font-name="Noto Sans2" officeooo:rsid="0045dce5" style:font-name-asian="Noto Sans CJK HK" style:font-size-asian="12pt"/>
    </style:style>
    <style:style style:name="T23" style:family="text">
      <style:text-properties style:font-name="Noto Sans2" officeooo:rsid="00471ff4" style:font-name-asian="Noto Sans CJK HK" style:font-size-asian="12pt"/>
    </style:style>
    <style:style style:name="T24" style:family="text">
      <style:text-properties style:font-name="Noto Sans2" officeooo:rsid="00236ca1" style:font-name-asian="Noto Sans CJK HK" style:font-size-asian="12pt"/>
    </style:style>
    <style:style style:name="T25" style:family="text">
      <style:text-properties style:font-name="Noto Sans2" officeooo:rsid="0049f2d9" style:font-name-asian="Noto Sans CJK HK" style:font-size-asian="12pt"/>
    </style:style>
    <style:style style:name="T26" style:family="text">
      <style:text-properties style:font-name="Noto Sans2" officeooo:rsid="004a2f89" style:font-name-asian="Noto Sans CJK HK" style:font-size-asian="12pt"/>
    </style:style>
    <style:style style:name="T27" style:family="text">
      <style:text-properties style:font-name="Noto Sans2" officeooo:rsid="004ba459" style:font-name-asian="Noto Sans CJK HK" style:font-size-asian="12pt"/>
    </style:style>
    <style:style style:name="T28" style:family="text">
      <style:text-properties style:font-name="Noto Sans2" officeooo:rsid="004e3037" style:font-name-asian="Noto Sans CJK HK" style:font-size-asian="12pt"/>
    </style:style>
    <style:style style:name="T29" style:family="text">
      <style:text-properties style:font-name="Noto Sans2" officeooo:rsid="004f6151" style:font-name-asian="Noto Sans CJK HK" style:font-size-asian="12pt"/>
    </style:style>
    <style:style style:name="T30" style:family="text">
      <style:text-properties style:font-name="Noto Sans2" officeooo:rsid="004f6956" style:font-name-asian="Noto Sans CJK HK" style:font-size-asian="12pt"/>
    </style:style>
    <style:style style:name="T31" style:family="text">
      <style:text-properties officeooo:rsid="0021439f"/>
    </style:style>
    <style:style style:name="T32" style:family="text">
      <style:text-properties officeooo:rsid="0022d647"/>
    </style:style>
    <style:style style:name="T33" style:family="text">
      <style:text-properties officeooo:rsid="002d1309"/>
    </style:style>
    <style:style style:name="T34" style:family="text">
      <style:text-properties officeooo:rsid="002eb212"/>
    </style:style>
    <style:style style:name="T35" style:family="text">
      <style:text-properties officeooo:rsid="002fabbe"/>
    </style:style>
    <style:style style:name="T36" style:family="text">
      <style:text-properties officeooo:rsid="003174b7"/>
    </style:style>
    <style:style style:name="T37" style:family="text">
      <style:text-properties officeooo:rsid="003301bc"/>
    </style:style>
    <style:style style:name="T38" style:family="text">
      <style:text-properties officeooo:rsid="0033a259"/>
    </style:style>
    <style:style style:name="T39" style:family="text">
      <style:text-properties officeooo:rsid="00343f30"/>
    </style:style>
    <style:style style:name="T40" style:family="text">
      <style:text-properties officeooo:rsid="003bac96"/>
    </style:style>
    <style:style style:name="T41" style:family="text">
      <style:text-properties officeooo:rsid="003d4607"/>
    </style:style>
    <style:style style:name="T42" style:family="text">
      <style:text-properties officeooo:rsid="003dd149"/>
    </style:style>
    <style:style style:name="T43" style:family="text">
      <style:text-properties officeooo:rsid="0024df40"/>
    </style:style>
    <style:style style:name="T44" style:family="text">
      <style:text-properties officeooo:rsid="002b3ea0"/>
    </style:style>
    <style:style style:name="T45" style:family="text">
      <style:text-properties officeooo:rsid="0045dce5"/>
    </style:style>
    <style:style style:name="T46" style:family="text">
      <style:text-properties officeooo:rsid="00471ff4"/>
    </style:style>
    <style:style style:name="T47" style:family="text">
      <style:text-properties officeooo:rsid="00236ca1"/>
    </style:style>
    <style:style style:name="T48" style:family="text">
      <style:text-properties officeooo:rsid="0049f2d9"/>
    </style:style>
    <style:style style:name="T49" style:family="text">
      <style:text-properties officeooo:rsid="004a2f89"/>
    </style:style>
    <style:style style:name="T50" style:family="text">
      <style:text-properties officeooo:rsid="004ba459"/>
    </style:style>
    <style:style style:name="T51" style:family="text">
      <style:text-properties officeooo:rsid="004e3037"/>
    </style:style>
    <style:style style:name="T52" style:family="text">
      <style:text-properties officeooo:rsid="004f6956"/>
    </style:style>
  </office:automatic-styles>
  <office:body>
    <office:text text:use-soft-page-breaks="true">
      <text:tracked-changes>
        <text:changed-region xml:id="ct94613997732720" text:id="ct94613997732720">
          <text:insertion>
            <office:change-info>
              <dc:creator>Unknown Author</dc:creator>
              <dc:date>2023-11-28T22:59:17</dc:date>
            </office:change-info>
          </text:insertion>
        </text:changed-region>
        <text:changed-region xml:id="ct94614087435040" text:id="ct94614087435040">
          <text:insertion>
            <office:change-info>
              <dc:creator>Unknown Author</dc:creator>
              <dc:date>2023-11-28T22:53:18</dc:date>
            </office:change-info>
          </text:insertion>
        </text:changed-region>
        <text:changed-region xml:id="ct94614048013728" text:id="ct94614048013728">
          <text:insertion>
            <office:change-info>
              <dc:creator>Unknown Author</dc:creator>
              <dc:date>2023-11-28T11:35:03</dc:date>
            </office:change-info>
          </text:insertion>
        </text:changed-region>
        <text:changed-region xml:id="ct94614048010512" text:id="ct94614048010512">
          <text:insertion>
            <office:change-info>
              <dc:creator>Unknown Author</dc:creator>
              <dc:date>2023-11-28T21:09:57</dc:date>
            </office:change-info>
          </text:insertion>
        </text:changed-region>
        <text:changed-region xml:id="ct94614081366912" text:id="ct94614081366912">
          <text:insertion>
            <office:change-info>
              <dc:creator>Unknown Author</dc:creator>
              <dc:date>2023-11-28T21:10:00</dc:date>
            </office:change-info>
          </text:insertion>
        </text:changed-region>
        <text:changed-region xml:id="ct94614047660992" text:id="ct94614047660992">
          <text:insertion>
            <office:change-info>
              <dc:creator>Unknown Author</dc:creator>
              <dc:date>2023-11-28T11:37:01</dc:date>
            </office:change-info>
          </text:insertion>
        </text:changed-region>
        <text:changed-region xml:id="ct94614047717632" text:id="ct94614047717632">
          <text:insertion>
            <office:change-info>
              <dc:creator>Unknown Author</dc:creator>
              <dc:date>2023-11-26T12:09:12</dc:date>
            </office:change-info>
          </text:insertion>
        </text:changed-region>
        <text:changed-region xml:id="ct94614047659776" text:id="ct94614047659776">
          <text:deletion>
            <office:change-info>
              <dc:creator>Unknown Author</dc:creator>
              <dc:date>2023-11-26T12:09:45</dc:date>
            </office:change-info>
            <text:p text:style-name="P8"><text:span text:style-name="T2">I slowly, warily, stepped back into the room. </text:span></text:p>
          </text:deletion>
        </text:changed-region>
        <text:changed-region xml:id="ct94614047656672" text:id="ct94614047656672">
          <text:insertion>
            <office:change-info>
              <dc:creator>Unknown Author</dc:creator>
              <dc:date>2023-11-28T17:28:32</dc:date>
            </office:change-info>
          </text:insertion>
        </text:changed-region>
        <text:changed-region xml:id="ct94614047656096" text:id="ct94614047656096">
          <text:insertion>
            <office:change-info>
              <dc:creator>Unknown Author</dc:creator>
              <dc:date>2023-11-28T17:29:02</dc:date>
            </office:change-info>
          </text:insertion>
        </text:changed-region>
        <text:changed-region xml:id="ct94614048033104" text:id="ct94614048033104">
          <text:insertion>
            <office:change-info>
              <dc:creator>Unknown Author</dc:creator>
              <dc:date>2023-11-28T17:30:25</dc:date>
            </office:change-info>
          </text:insertion>
        </text:changed-region>
        <text:changed-region xml:id="ct94614048035472" text:id="ct94614048035472">
          <text:insertion>
            <office:change-info>
              <dc:creator>Unknown Author</dc:creator>
              <dc:date>2023-11-28T17:31:00</dc:date>
            </office:change-info>
          </text:insertion>
        </text:changed-region>
        <text:changed-region xml:id="ct94614048035984" text:id="ct94614048035984">
          <text:insertion>
            <office:change-info>
              <dc:creator>Unknown Author</dc:creator>
              <dc:date>2023-11-28T17:32:56</dc:date>
            </office:change-info>
          </text:insertion>
        </text:changed-region>
        <text:changed-region xml:id="ct94614048036224" text:id="ct94614048036224">
          <text:insertion>
            <office:change-info>
              <dc:creator>Unknown Author</dc:creator>
              <dc:date>2023-11-28T17:21:42</dc:date>
            </office:change-info>
          </text:insertion>
        </text:changed-region>
        <text:changed-region xml:id="ct94614048036464" text:id="ct94614048036464">
          <text:deletion>
            <office:change-info>
              <dc:creator>Unknown Author</dc:creator>
              <dc:date>2023-11-28T17:24:19</dc:date>
            </office:change-info>
            <text:p text:style-name="P8"><text:span text:style-name="T25">T</text:span></text:p>
          </text:deletion>
        </text:changed-region>
        <text:changed-region xml:id="ct94614048036704" text:id="ct94614048036704">
          <text:insertion>
            <office:change-info>
              <dc:creator>Unknown Author</dc:creator>
              <dc:date>2023-11-28T17:24:19</dc:date>
            </office:change-info>
          </text:insertion>
        </text:changed-region>
        <text:changed-region xml:id="ct94614048036944" text:id="ct94614048036944">
          <text:deletion>
            <office:change-info>
              <dc:creator>Unknown Author</dc:creator>
              <dc:date>2023-11-26T12:12:33</dc:date>
            </office:change-info>
            <text:p text:style-name="P8">velvet</text:p>
          </text:deletion>
        </text:changed-region>
        <text:changed-region xml:id="ct94614048037184" text:id="ct94614048037184">
          <text:insertion>
            <office:change-info>
              <dc:creator>Unknown Author</dc:creator>
              <dc:date>2023-11-28T17:33:35</dc:date>
            </office:change-info>
          </text:insertion>
        </text:changed-region>
        <text:changed-region xml:id="ct94614048037424" text:id="ct94614048037424">
          <text:deletion>
            <office:change-info>
              <dc:creator>Unknown Author</dc:creator>
              <dc:date>2023-11-28T17:33:34</dc:date>
            </office:change-info>
            <text:p text:style-name="P8"><text:span text:style-name="T49"><text:s/></text:span></text:p>
          </text:deletion>
        </text:changed-region>
        <text:changed-region xml:id="ct94614048037664" text:id="ct94614048037664">
          <text:insertion>
            <office:change-info>
              <dc:creator>Unknown Author</dc:creator>
              <dc:date>2023-11-28T17:33:35</dc:date>
            </office:change-info>
          </text:insertion>
        </text:changed-region>
        <text:changed-region xml:id="ct94614048037904" text:id="ct94614048037904">
          <text:deletion>
            <office:change-info>
              <dc:creator>Unknown Author</dc:creator>
              <dc:date>2023-11-28T11:49:17</dc:date>
            </office:change-info>
            <text:p text:style-name="P8"><text:s/>and </text:p>
          </text:deletion>
        </text:changed-region>
        <text:changed-region xml:id="ct94614048038144" text:id="ct94614048038144">
          <text:insertion>
            <office:change-info>
              <dc:creator>Unknown Author</dc:creator>
              <dc:date>2023-11-28T11:49:18</dc:date>
            </office:change-info>
          </text:insertion>
        </text:changed-region>
        <text:changed-region xml:id="ct94614048038384" text:id="ct94614048038384">
          <text:insertion>
            <office:change-info>
              <dc:creator>Unknown Author</dc:creator>
              <dc:date>2023-11-28T11:49:20</dc:date>
            </office:change-info>
          </text:insertion>
        </text:changed-region>
        <text:changed-region xml:id="ct94614048038624" text:id="ct94614048038624">
          <text:deletion>
            <office:change-info>
              <dc:creator>Unknown Author</dc:creator>
              <dc:date>2023-11-28T17:24:29</dc:date>
            </office:change-info>
            <text:p text:style-name="P8"><text:s/></text:p>
          </text:deletion>
        </text:changed-region>
        <text:changed-region xml:id="ct94614048039072" text:id="ct94614048039072">
          <text:deletion>
            <office:change-info>
              <dc:creator>Unknown Author</dc:creator>
              <dc:date>2023-11-26T12:10:16</dc:date>
            </office:change-info>
            <text:p text:style-name="P8">came to greet me</text:p>
          </text:deletion>
        </text:changed-region>
        <text:changed-region xml:id="ct94614048039312" text:id="ct94614048039312">
          <text:insertion>
            <office:change-info>
              <dc:creator>Unknown Author</dc:creator>
              <dc:date>2023-11-28T17:37:57</dc:date>
            </office:change-info>
          </text:insertion>
        </text:changed-region>
        <text:changed-region xml:id="ct94614048039552" text:id="ct94614048039552">
          <text:insertion>
            <office:change-info>
              <dc:creator>Unknown Author</dc:creator>
              <dc:date>2023-11-28T17:39:27</dc:date>
            </office:change-info>
          </text:insertion>
        </text:changed-region>
        <text:changed-region xml:id="ct94613996486656" text:id="ct94613996486656">
          <text:insertion>
            <office:change-info>
              <dc:creator>Unknown Author</dc:creator>
              <dc:date>2023-11-28T17:40:01</dc:date>
            </office:change-info>
          </text:insertion>
        </text:changed-region>
        <text:changed-region xml:id="ct94614048039792" text:id="ct94614048039792">
          <text:insertion>
            <office:change-info>
              <dc:creator>Unknown Author</dc:creator>
              <dc:date>2023-11-28T17:24:34</dc:date>
            </office:change-info>
          </text:insertion>
        </text:changed-region>
        <text:changed-region xml:id="ct94614048040496" text:id="ct94614048040496">
          <text:insertion>
            <office:change-info>
              <dc:creator>Unknown Author</dc:creator>
              <dc:date>2023-11-28T17:40:09</dc:date>
            </office:change-info>
          </text:insertion>
        </text:changed-region>
        <text:changed-region xml:id="ct94614048041216" text:id="ct94614048041216">
          <text:insertion>
            <office:change-info>
              <dc:creator>Unknown Author</dc:creator>
              <dc:date>2023-11-26T12:10:16</dc:date>
            </office:change-info>
          </text:insertion>
        </text:changed-region>
        <text:changed-region xml:id="ct94614110294240" text:id="ct94614110294240">
          <text:deletion>
            <office:change-info>
              <dc:creator>Unknown Author</dc:creator>
              <dc:date>2023-11-26T12:10:28</dc:date>
            </office:change-info>
            <text:p text:style-name="P8"><text:span text:style-name="T1">, and despite their </text:span></text:p>
          </text:deletion>
        </text:changed-region>
        <text:changed-region xml:id="ct94614077467440" text:id="ct94614077467440">
          <text:deletion>
            <office:change-info>
              <dc:creator>Unknown Author</dc:creator>
              <dc:date>2023-11-26T12:10:33</dc:date>
            </office:change-info>
            <text:p text:style-name="P8">, neither warmly nor coldly</text:p>
          </text:deletion>
        </text:changed-region>
        <text:changed-region xml:id="ct94614084147648" text:id="ct94614084147648">
          <text:insertion>
            <office:change-info>
              <dc:creator>Unknown Author</dc:creator>
              <dc:date>2023-11-26T12:13:26</dc:date>
            </office:change-info>
          </text:insertion>
        </text:changed-region>
        <text:changed-region xml:id="ct94614048048048" text:id="ct94614048048048">
          <text:deletion>
            <office:change-info>
              <dc:creator>Unknown Author</dc:creator>
              <dc:date>2023-11-28T17:40:17</dc:date>
            </office:change-info>
            <text:p text:style-name="P8"><text:s/></text:p>
          </text:deletion>
        </text:changed-region>
        <text:changed-region xml:id="ct94614048048288" text:id="ct94614048048288">
          <text:deletion>
            <office:change-info>
              <dc:creator>Unknown Author</dc:creator>
              <dc:date>2023-11-26T12:10:37</dc:date>
            </office:change-info>
            <text:p text:style-name="P8">Of course, t</text:p>
          </text:deletion>
        </text:changed-region>
        <text:changed-region xml:id="ct94614048050416" text:id="ct94614048050416">
          <text:insertion>
            <office:change-info>
              <dc:creator>Unknown Author</dc:creator>
              <dc:date>2023-11-28T17:25:22</dc:date>
            </office:change-info>
          </text:insertion>
        </text:changed-region>
        <text:changed-region xml:id="ct94614048050656" text:id="ct94614048050656">
          <text:insertion>
            <office:change-info>
              <dc:creator>Unknown Author</dc:creator>
              <dc:date>2023-11-28T17:26:27</dc:date>
            </office:change-info>
          </text:insertion>
        </text:changed-region>
        <text:changed-region xml:id="ct94614048050896" text:id="ct94614048050896">
          <text:insertion>
            <office:change-info>
              <dc:creator>Unknown Author</dc:creator>
              <dc:date>2023-11-28T17:37:29</dc:date>
            </office:change-info>
          </text:insertion>
        </text:changed-region>
        <text:changed-region xml:id="ct94614048051136" text:id="ct94614048051136">
          <text:insertion>
            <office:change-info>
              <dc:creator>Unknown Author</dc:creator>
              <dc:date>2023-11-26T12:10:39</dc:date>
            </office:change-info>
          </text:insertion>
        </text:changed-region>
        <text:changed-region xml:id="ct94614048051376" text:id="ct94614048051376">
          <text:deletion>
            <office:change-info>
              <dc:creator>Unknown Author</dc:creator>
              <dc:date>2023-11-26T12:10:39</dc:date>
            </office:change-info>
            <text:p text:style-name="P11"><text:span text:style-name="T1">but </text:span></text:p>
          </text:deletion>
        </text:changed-region>
        <text:changed-region xml:id="ct94614048051616" text:id="ct94614048051616">
          <text:insertion>
            <office:change-info>
              <dc:creator>Unknown Author</dc:creator>
              <dc:date>2023-11-26T12:10:40</dc:date>
            </office:change-info>
          </text:insertion>
        </text:changed-region>
        <text:changed-region xml:id="ct94614048051856" text:id="ct94614048051856">
          <text:insertion>
            <office:change-info>
              <dc:creator>Unknown Author</dc:creator>
              <dc:date>2023-11-28T17:26:38</dc:date>
            </office:change-info>
          </text:insertion>
        </text:changed-region>
        <text:changed-region xml:id="ct94614048052096" text:id="ct94614048052096">
          <text:deletion>
            <office:change-info>
              <dc:creator>Unknown Author</dc:creator>
              <dc:date>2023-11-28T17:26:37</dc:date>
            </office:change-info>
            <text:p text:style-name="P11"><text:span text:style-name="T48">things</text:span></text:p>
          </text:deletion>
        </text:changed-region>
        <text:changed-region xml:id="ct94614048052336" text:id="ct94614048052336">
          <text:insertion>
            <office:change-info>
              <dc:creator>Unknown Author</dc:creator>
              <dc:date>2023-11-28T17:26:38</dc:date>
            </office:change-info>
          </text:insertion>
        </text:changed-region>
        <text:changed-region xml:id="ct94614048055264" text:id="ct94614048055264">
          <text:insertion>
            <office:change-info>
              <dc:creator>Unknown Author</dc:creator>
              <dc:date>2023-11-28T17:42:18</dc:date>
            </office:change-info>
          </text:insertion>
        </text:changed-region>
        <text:changed-region xml:id="ct94614048055792" text:id="ct94614048055792">
          <text:deletion>
            <office:change-info>
              <dc:creator>Unknown Author</dc:creator>
              <dc:date>2023-11-28T17:28:11</dc:date>
            </office:change-info>
            <text:p text:style-name="P11"><text:span text:style-name="T26">, </text:span></text:p>
          </text:deletion>
        </text:changed-region>
        <text:changed-region xml:id="ct94614048056032" text:id="ct94614048056032">
          <text:deletion>
            <office:change-info>
              <dc:creator>Unknown Author</dc:creator>
              <dc:date>2023-11-26T12:10:44</dc:date>
            </office:change-info>
            <text:p text:style-name="P11"><text:span text:style-name="T2">and </text:span></text:p>
          </text:deletion>
        </text:changed-region>
        <text:changed-region xml:id="ct94614048056576" text:id="ct94614048056576">
          <text:deletion>
            <office:change-info>
              <dc:creator>Unknown Author</dc:creator>
              <dc:date>2023-11-28T17:28:11</dc:date>
            </office:change-info>
            <text:p text:style-name="P11"><text:span text:style-name="T2">even things seem </text:span></text:p>
          </text:deletion>
        </text:changed-region>
        <text:changed-region xml:id="ct94614048056816" text:id="ct94614048056816">
          <text:deletion>
            <office:change-info>
              <dc:creator>Unknown Author</dc:creator>
              <dc:date>2023-11-26T12:11:49</dc:date>
            </office:change-info>
            <text:p text:style-name="P11"><text:span text:style-name="T2">to carry some personality with them</text:span></text:p>
          </text:deletion>
        </text:changed-region>
        <text:changed-region xml:id="ct94614048057536" text:id="ct94614048057536">
          <text:deletion>
            <office:change-info>
              <dc:creator>Unknown Author</dc:creator>
              <dc:date>2023-11-28T17:28:11</dc:date>
            </office:change-info>
            <text:p text:style-name="P11"><text:span text:style-name="T2">.</text:span></text:p>
          </text:deletion>
        </text:changed-region>
        <text:changed-region xml:id="ct94614048057856" text:id="ct94614048057856">
          <text:deletion>
            <office:change-info>
              <dc:creator>Unknown Author</dc:creator>
              <dc:date>2023-11-28T17:42:41</dc:date>
            </office:change-info>
            <text:p text:style-name="P11"><text:span text:style-name="T2"/></text:p>
            <text:p text:style-name="P13"/>
          </text:deletion>
        </text:changed-region>
        <text:changed-region xml:id="ct94614047455664" text:id="ct94614047455664">
          <text:deletion>
            <office:change-info>
              <dc:creator>Unknown Author</dc:creator>
              <dc:date>2023-11-26T12:14:24</dc:date>
            </office:change-info>
            <text:p text:style-name="P13">Not here</text:p>
          </text:deletion>
        </text:changed-region>
        <text:changed-region xml:id="ct94614048058096" text:id="ct94614048058096">
          <text:deletion>
            <office:change-info>
              <dc:creator>Unknown Author</dc:creator>
              <dc:date>2023-11-28T17:42:41</dc:date>
            </office:change-info>
            <text:p text:style-name="P13">. </text:p>
          </text:deletion>
        </text:changed-region>
        <text:changed-region xml:id="ct94614048058336" text:id="ct94614048058336">
          <text:deletion>
            <office:change-info>
              <dc:creator>Unknown Author</dc:creator>
              <dc:date>2023-11-26T12:15:25</dc:date>
            </office:change-info>
            <text:p text:style-name="P13"><text:span text:style-name="T1">T</text:span></text:p>
          </text:deletion>
        </text:changed-region>
        <text:changed-region xml:id="ct94614048058576" text:id="ct94614048058576">
          <text:deletion>
            <office:change-info>
              <dc:creator>Unknown Author</dc:creator>
              <dc:date>2023-11-28T17:42:41</dc:date>
            </office:change-info>
            <text:p text:style-name="P13"><text:span text:style-name="T1">here </text:span></text:p>
          </text:deletion>
        </text:changed-region>
        <text:changed-region xml:id="ct94614048058816" text:id="ct94614048058816">
          <text:deletion>
            <office:change-info>
              <dc:creator>Unknown Author</dc:creator>
              <dc:date>2023-11-26T12:15:41</dc:date>
            </office:change-info>
            <text:p text:style-name="P13"><text:span text:style-name="T1">is </text:span><text:span text:style-name="T2">no </text:span></text:p>
          </text:deletion>
        </text:changed-region>
        <text:changed-region xml:id="ct94614048059056" text:id="ct94614048059056">
          <text:deletion>
            <office:change-info>
              <dc:creator>Unknown Author</dc:creator>
              <dc:date>2023-11-28T17:42:41</dc:date>
            </office:change-info>
            <text:p text:style-name="P13"><text:span text:style-name="T2">personality </text:span></text:p>
          </text:deletion>
        </text:changed-region>
        <text:changed-region xml:id="ct94614048059296" text:id="ct94614048059296">
          <text:deletion>
            <office:change-info>
              <dc:creator>Unknown Author</dc:creator>
              <dc:date>2023-11-26T12:15:27</dc:date>
            </office:change-info>
            <text:p text:style-name="P13"><text:span text:style-name="T2">to be found</text:span></text:p>
          </text:deletion>
        </text:changed-region>
        <text:changed-region xml:id="ct94614048059776" text:id="ct94614048059776">
          <text:deletion>
            <office:change-info>
              <dc:creator>Unknown Author</dc:creator>
              <dc:date>2023-11-28T17:42:41</dc:date>
            </office:change-info>
            <text:p text:style-name="P13"><text:span text:style-name="T2">. Everything is long dead, as stagnant as </text:span></text:p>
          </text:deletion>
        </text:changed-region>
        <text:changed-region xml:id="ct94614048060016" text:id="ct94614048060016">
          <text:deletion>
            <office:change-info>
              <dc:creator>Unknown Author</dc:creator>
              <dc:date>2023-11-26T12:16:22</dc:date>
            </office:change-info>
            <text:p text:style-name="P13"><text:span text:style-name="T2">I had left it all that time ago</text:span></text:p>
          </text:deletion>
        </text:changed-region>
        <text:changed-region xml:id="ct94614048060256" text:id="ct94614048060256">
          <text:deletion>
            <office:change-info>
              <dc:creator>Unknown Author</dc:creator>
              <dc:date>2023-11-28T17:42:41</dc:date>
            </office:change-info>
            <text:p text:style-name="P13"><text:span text:style-name="T2">.</text:span></text:p>
          </text:deletion>
        </text:changed-region>
        <text:changed-region xml:id="ct94614048060496" text:id="ct94614048060496">
          <text:deletion>
            <office:change-info>
              <dc:creator>Unknown Author</dc:creator>
              <dc:date>2023-11-26T12:16:40</dc:date>
            </office:change-info>
            <text:p text:style-name="P13"><text:span text:style-name="T2"><text:s/>My bags fall from my arms, cushioned by the soft floor; it was just me and the room.</text:span></text:p>
          </text:deletion>
        </text:changed-region>
        <text:changed-region xml:id="ct94614048062336" text:id="ct94614048062336">
          <text:deletion>
            <office:change-info>
              <dc:creator>Unknown Author</dc:creator>
              <dc:date>2023-11-27T19:01:56</dc:date>
            </office:change-info>
            <text:p text:style-name="P4">Lost memories of </text:p>
          </text:deletion>
        </text:changed-region>
        <text:changed-region xml:id="ct94614048062576" text:id="ct94614048062576">
          <text:deletion>
            <office:change-info>
              <dc:creator>Unknown Author</dc:creator>
              <dc:date>2023-11-26T12:17:40</dc:date>
            </office:change-info>
            <text:p text:style-name="P4">many</text:p>
          </text:deletion>
        </text:changed-region>
        <text:changed-region xml:id="ct94614048062816" text:id="ct94614048062816">
          <text:deletion>
            <office:change-info>
              <dc:creator>Unknown Author</dc:creator>
              <dc:date>2023-11-27T19:01:56</dc:date>
            </office:change-info>
            <text:p text:style-name="P4"><text:s/>nights </text:p>
          </text:deletion>
        </text:changed-region>
        <text:changed-region xml:id="ct94614048063056" text:id="ct94614048063056">
          <text:deletion>
            <office:change-info>
              <dc:creator>Unknown Author</dc:creator>
              <dc:date>2023-11-26T12:17:44</dc:date>
            </office:change-info>
            <text:p text:style-name="P4"><text:span text:style-name="T31">rush back</text:span></text:p>
          </text:deletion>
        </text:changed-region>
        <text:changed-region xml:id="ct94614048063296" text:id="ct94614048063296">
          <text:deletion>
            <office:change-info>
              <dc:creator>Unknown Author</dc:creator>
              <dc:date>2023-11-27T19:01:56</dc:date>
            </office:change-info>
            <text:p text:style-name="P4"><text:span text:style-name="T31">.</text:span></text:p>
          </text:deletion>
        </text:changed-region>
        <text:changed-region xml:id="ct94614048063536" text:id="ct94614048063536">
          <text:insertion>
            <office:change-info>
              <dc:creator>Unknown Author</dc:creator>
              <dc:date>2023-11-27T19:02:01</dc:date>
            </office:change-info>
          </text:insertion>
        </text:changed-region>
        <text:changed-region xml:id="ct94614048064176" text:id="ct94614048064176">
          <text:insertion>
            <office:change-info>
              <dc:creator>Unknown Author</dc:creator>
              <dc:date>2023-11-26T12:18:08</dc:date>
            </office:change-info>
          </text:insertion>
        </text:changed-region>
        <text:changed-region xml:id="ct94614048065360" text:id="ct94614048065360">
          <text:insertion>
            <office:change-info>
              <dc:creator>Unknown Author</dc:creator>
              <dc:date>2023-11-27T22:25:06</dc:date>
            </office:change-info>
          </text:insertion>
        </text:changed-region>
        <text:changed-region xml:id="ct94614048065600" text:id="ct94614048065600">
          <text:insertion>
            <office:change-info>
              <dc:creator>Unknown Author</dc:creator>
              <dc:date>2023-11-27T22:26:00</dc:date>
            </office:change-info>
          </text:insertion>
        </text:changed-region>
        <text:changed-region xml:id="ct94614048065840" text:id="ct94614048065840">
          <text:insertion>
            <office:change-info>
              <dc:creator>Unknown Author</dc:creator>
              <dc:date>2023-11-27T22:50:57</dc:date>
            </office:change-info>
          </text:insertion>
        </text:changed-region>
        <text:changed-region xml:id="ct94614048066080" text:id="ct94614048066080">
          <text:insertion>
            <office:change-info>
              <dc:creator>Unknown Author</dc:creator>
              <dc:date>2023-11-27T22:32:09</dc:date>
            </office:change-info>
          </text:insertion>
        </text:changed-region>
        <text:changed-region xml:id="ct94614048066320" text:id="ct94614048066320">
          <text:insertion>
            <office:change-info>
              <dc:creator>Unknown Author</dc:creator>
              <dc:date>2023-11-26T12:19:04</dc:date>
            </office:change-info>
          </text:insertion>
        </text:changed-region>
        <text:changed-region xml:id="ct94614048066560" text:id="ct94614048066560">
          <text:insertion>
            <office:change-info>
              <dc:creator>Unknown Author</dc:creator>
              <dc:date>2023-11-27T22:51:09</dc:date>
            </office:change-info>
          </text:insertion>
        </text:changed-region>
        <text:changed-region xml:id="ct94614048067200" text:id="ct94614048067200">
          <text:insertion>
            <office:change-info>
              <dc:creator>Unknown Author</dc:creator>
              <dc:date>2023-11-27T22:52:01</dc:date>
            </office:change-info>
          </text:insertion>
        </text:changed-region>
        <text:changed-region xml:id="ct94614048067440" text:id="ct94614048067440">
          <text:insertion>
            <office:change-info>
              <dc:creator>Unknown Author</dc:creator>
              <dc:date>2023-11-27T22:56:22</dc:date>
            </office:change-info>
          </text:insertion>
        </text:changed-region>
        <text:changed-region xml:id="ct94614048067680" text:id="ct94614048067680">
          <text:insertion>
            <office:change-info>
              <dc:creator>Unknown Author</dc:creator>
              <dc:date>2023-11-27T22:55:29</dc:date>
            </office:change-info>
          </text:insertion>
        </text:changed-region>
        <text:changed-region xml:id="ct94614048067920" text:id="ct94614048067920">
          <text:insertion>
            <office:change-info>
              <dc:creator>Unknown Author</dc:creator>
              <dc:date>2023-11-27T22:56:03</dc:date>
            </office:change-info>
          </text:insertion>
        </text:changed-region>
        <text:changed-region xml:id="ct94614048068160" text:id="ct94614048068160">
          <text:insertion>
            <office:change-info>
              <dc:creator>Unknown Author</dc:creator>
              <dc:date>2023-11-26T12:22:07</dc:date>
            </office:change-info>
          </text:insertion>
        </text:changed-region>
        <text:changed-region xml:id="ct94614048068400" text:id="ct94614048068400">
          <text:deletion>
            <office:change-info>
              <dc:creator>Unknown Author</dc:creator>
              <dc:date>2023-11-26T12:24:40</dc:date>
            </office:change-info>
            <text:p text:style-name="Text_20_body"/>
            <text:p text:style-name="Text_20_body">Starlight had shone through these windows and curtains. The alarm clock perched up on the desk to the side; ticking away. </text:p>
          </text:deletion>
        </text:changed-region>
        <text:changed-region xml:id="ct94614048069456" text:id="ct94614048069456">
          <text:insertion>
            <office:change-info>
              <dc:creator>Unknown Author</dc:creator>
              <dc:date>2023-11-27T22:56:59</dc:date>
            </office:change-info>
          </text:insertion>
        </text:changed-region>
        <text:changed-region xml:id="ct94614048069936" text:id="ct94614048069936">
          <text:insertion>
            <office:change-info>
              <dc:creator>Unknown Author</dc:creator>
              <dc:date>2023-11-26T12:25:08</dc:date>
            </office:change-info>
          </text:insertion>
        </text:changed-region>
        <text:changed-region xml:id="ct94614048069696" text:id="ct94614048069696">
          <text:deletion>
            <office:change-info>
              <dc:creator>Unknown Author</dc:creator>
              <dc:date>2023-11-26T12:25:21</dc:date>
            </office:change-info>
            <text:p text:style-name="Text_20_body">, maybe lost in the night</text:p>
          </text:deletion>
        </text:changed-region>
        <text:changed-region xml:id="ct94614048070176" text:id="ct94614048070176">
          <text:insertion>
            <office:change-info>
              <dc:creator>Unknown Author</dc:creator>
              <dc:date>2023-11-26T12:32:34</dc:date>
            </office:change-info>
          </text:insertion>
        </text:changed-region>
        <text:changed-region xml:id="ct94614048070416" text:id="ct94614048070416">
          <text:insertion>
            <office:change-info>
              <dc:creator>Unknown Author</dc:creator>
              <dc:date>2023-11-26T12:35:48</dc:date>
            </office:change-info>
          </text:insertion>
        </text:changed-region>
        <text:changed-region xml:id="ct94614048070656" text:id="ct94614048070656">
          <text:insertion>
            <office:change-info>
              <dc:creator>Unknown Author</dc:creator>
              <dc:date>2023-11-27T22:57:29</dc:date>
            </office:change-info>
          </text:insertion>
        </text:changed-region>
        <text:changed-region xml:id="ct94614048070896" text:id="ct94614048070896">
          <text:insertion>
            <office:change-info>
              <dc:creator>Unknown Author</dc:creator>
              <dc:date>2023-11-27T22:58:00</dc:date>
            </office:change-info>
          </text:insertion>
        </text:changed-region>
        <text:changed-region xml:id="ct94614048071136" text:id="ct94614048071136">
          <text:deletion>
            <office:change-info>
              <dc:creator>Unknown Author</dc:creator>
              <dc:date>2023-11-26T12:32:30</dc:date>
            </office:change-info>
            <text:p text:style-name="Text_20_body"><text:span text:style-name="T3">I worried for him, at least at the start, but it became more common, and eventually my worries would be better spent somewhere else, anywhere else to keep me busy.</text:span></text:p>
          </text:deletion>
        </text:changed-region>
        <text:changed-region xml:id="ct94614048072416" text:id="ct94614048072416">
          <text:insertion>
            <office:change-info>
              <dc:creator>Unknown Author</dc:creator>
              <dc:date>2023-11-26T12:37:04</dc:date>
            </office:change-info>
          </text:insertion>
        </text:changed-region>
        <text:changed-region xml:id="ct94614048072656" text:id="ct94614048072656">
          <text:deletion>
            <office:change-info>
              <dc:creator>Unknown Author</dc:creator>
              <dc:date>2023-11-27T22:59:25</dc:date>
            </office:change-info>
            <text:p text:style-name="Text_20_body">He groaned in agreement. </text:p>
          </text:deletion>
        </text:changed-region>
        <text:changed-region xml:id="ct94614048074368" text:id="ct94614048074368">
          <text:insertion>
            <office:change-info>
              <dc:creator>Unknown Author</dc:creator>
              <dc:date>2023-11-27T22:59:27</dc:date>
            </office:change-info>
          </text:insertion>
        </text:changed-region>
        <text:changed-region xml:id="ct94614048075344" text:id="ct94614048075344">
          <text:insertion>
            <office:change-info>
              <dc:creator>Unknown Author</dc:creator>
              <dc:date>2023-11-27T23:00:02</dc:date>
            </office:change-info>
          </text:insertion>
        </text:changed-region>
        <text:changed-region xml:id="ct94614048075872" text:id="ct94614048075872">
          <text:insertion>
            <office:change-info>
              <dc:creator>Unknown Author</dc:creator>
              <dc:date>2023-11-28T11:35:53</dc:date>
            </office:change-info>
          </text:insertion>
        </text:changed-region>
        <text:changed-region xml:id="ct94614048077584" text:id="ct94614048077584">
          <text:insertion>
            <office:change-info>
              <dc:creator>Unknown Author</dc:creator>
              <dc:date>2023-11-27T23:02:14</dc:date>
            </office:change-info>
          </text:insertion>
        </text:changed-region>
        <text:changed-region xml:id="ct94614047998976" text:id="ct94614047998976">
          <text:deletion>
            <office:change-info>
              <dc:creator>Unknown Author</dc:creator>
              <dc:date>2023-11-27T23:05:48</dc:date>
            </office:change-info>
            <text:p text:style-name="P10"/>
            <text:p text:style-name="P10"/>
          </text:deletion>
        </text:changed-region>
        <text:changed-region xml:id="ct94614047839456" text:id="ct94614047839456">
          <text:deletion>
            <office:change-info>
              <dc:creator>Unknown Author</dc:creator>
              <dc:date>2023-11-27T23:03:17</dc:date>
            </office:change-info>
            <text:p text:style-name="P10">There was no meaningful response to be given. A meaningless midnight ritual, a twisted greeting. It was becoming more common, but not more normal.</text:p>
          </text:deletion>
        </text:changed-region>
        <text:changed-region xml:id="ct94614047841712" text:id="ct94614047841712">
          <text:deletion>
            <office:change-info>
              <dc:creator>Unknown Author</dc:creator>
              <dc:date>2023-11-27T23:05:56</dc:date>
            </office:change-info>
            <text:p text:style-name="Text_20_body"><text:s/>then</text:p>
          </text:deletion>
        </text:changed-region>
        <text:changed-region xml:id="ct94614047842080" text:id="ct94614047842080">
          <text:insertion>
            <office:change-info>
              <dc:creator>Unknown Author</dc:creator>
              <dc:date>2023-11-27T23:06:07</dc:date>
            </office:change-info>
          </text:insertion>
        </text:changed-region>
        <text:changed-region xml:id="ct94614047845200" text:id="ct94614047845200">
          <text:insertion>
            <office:change-info>
              <dc:creator>Unknown Author</dc:creator>
              <dc:date>2023-11-27T23:06:14</dc:date>
            </office:change-info>
          </text:insertion>
        </text:changed-region>
        <text:changed-region xml:id="ct94614047845568" text:id="ct94614047845568">
          <text:deletion>
            <office:change-info>
              <dc:creator>Unknown Author</dc:creator>
              <dc:date>2023-11-27T23:06:14</dc:date>
            </office:change-info>
            <text:p text:style-name="Text_20_body"><text:span text:style-name="T42">.</text:span></text:p>
          </text:deletion>
        </text:changed-region>
        <text:changed-region xml:id="ct94614047889744" text:id="ct94614047889744">
          <text:insertion>
            <office:change-info>
              <dc:creator>Unknown Author</dc:creator>
              <dc:date>2023-11-27T17:12:46</dc:date>
            </office:change-info>
          </text:insertion>
        </text:changed-region>
        <text:changed-region xml:id="ct94614047890848" text:id="ct94614047890848">
          <text:deletion>
            <office:change-info>
              <dc:creator>Unknown Author</dc:creator>
              <dc:date>2023-11-27T17:13:07</dc:date>
            </office:change-info>
            <text:p text:style-name="P5"><text:span text:style-name="T36">Empty like these</text:span></text:p>
          </text:deletion>
        </text:changed-region>
        <text:changed-region xml:id="ct94614047839088" text:id="ct94614047839088">
          <text:insertion>
            <office:change-info>
              <dc:creator>Unknown Author</dc:creator>
              <dc:date>2023-11-27T17:13:07</dc:date>
            </office:change-info>
          </text:insertion>
        </text:changed-region>
        <text:changed-region xml:id="ct94614047902384" text:id="ct94614047902384">
          <text:deletion>
            <office:change-info>
              <dc:creator>Unknown Author</dc:creator>
              <dc:date>2023-11-27T17:13:41</dc:date>
            </office:change-info>
            <text:p text:style-name="P5">a slight tinge of yellow and brown</text:p>
          </text:deletion>
        </text:changed-region>
        <text:changed-region xml:id="ct94614047817760" text:id="ct94614047817760">
          <text:insertion>
            <office:change-info>
              <dc:creator>Unknown Author</dc:creator>
              <dc:date>2023-11-27T17:13:41</dc:date>
            </office:change-info>
          </text:insertion>
        </text:changed-region>
        <text:changed-region xml:id="ct94614047821632" text:id="ct94614047821632">
          <text:insertion>
            <office:change-info>
              <dc:creator>Unknown Author</dc:creator>
              <dc:date>2023-11-27T17:14:00</dc:date>
            </office:change-info>
          </text:insertion>
        </text:changed-region>
        <text:changed-region xml:id="ct94614047823952" text:id="ct94614047823952">
          <text:insertion>
            <office:change-info>
              <dc:creator>Unknown Author</dc:creator>
              <dc:date>2023-11-27T17:15:15</dc:date>
            </office:change-info>
          </text:insertion>
        </text:changed-region>
        <text:changed-region xml:id="ct94614047826800" text:id="ct94614047826800">
          <text:deletion>
            <office:change-info>
              <dc:creator>Unknown Author</dc:creator>
              <dc:date>2023-11-27T17:15:21</dc:date>
            </office:change-info>
            <text:p text:style-name="P5"><text:span text:style-name="T36">,</text:span></text:p>
          </text:deletion>
        </text:changed-region>
        <text:changed-region xml:id="ct94614047827168" text:id="ct94614047827168">
          <text:insertion>
            <office:change-info>
              <dc:creator>Unknown Author</dc:creator>
              <dc:date>2023-11-27T17:15:24</dc:date>
            </office:change-info>
          </text:insertion>
        </text:changed-region>
        <text:changed-region xml:id="ct94614047838720" text:id="ct94614047838720">
          <text:deletion>
            <office:change-info>
              <dc:creator>Unknown Author</dc:creator>
              <dc:date>2023-11-27T17:15:27</dc:date>
            </office:change-info>
            <text:p text:style-name="P5"><text:span text:style-name="T36"><text:s/>giving it a </text:span></text:p>
          </text:deletion>
        </text:changed-region>
        <text:changed-region xml:id="ct94614047907360" text:id="ct94614047907360">
          <text:insertion>
            <office:change-info>
              <dc:creator>Unknown Author</dc:creator>
              <dc:date>2023-11-27T17:15:29</dc:date>
            </office:change-info>
          </text:insertion>
        </text:changed-region>
        <text:changed-region xml:id="ct94614047915984" text:id="ct94614047915984">
          <text:insertion>
            <office:change-info>
              <dc:creator>Unknown Author</dc:creator>
              <dc:date>2023-11-27T17:15:35</dc:date>
            </office:change-info>
          </text:insertion>
        </text:changed-region>
        <text:changed-region xml:id="ct94614047916352" text:id="ct94614047916352">
          <text:insertion>
            <office:change-info>
              <dc:creator>Unknown Author</dc:creator>
              <dc:date>2023-11-27T17:22:52</dc:date>
            </office:change-info>
          </text:insertion>
        </text:changed-region>
        <text:changed-region xml:id="ct94614047916720" text:id="ct94614047916720">
          <text:deletion>
            <office:change-info>
              <dc:creator>Unknown Author</dc:creator>
              <dc:date>2023-11-27T17:22:53</dc:date>
            </office:change-info>
            <text:p text:style-name="P5">; the</text:p>
          </text:deletion>
        </text:changed-region>
        <text:changed-region xml:id="ct94614047913136" text:id="ct94614047913136">
          <text:deletion>
            <office:change-info>
              <dc:creator>Unknown Author</dc:creator>
              <dc:date>2023-11-27T17:23:04</dc:date>
            </office:change-info>
            <text:p text:style-name="P5"><text:s/>bounds of this home, more so confines</text:p>
          </text:deletion>
        </text:changed-region>
        <text:changed-region xml:id="ct94614047907728" text:id="ct94614047907728">
          <text:insertion>
            <office:change-info>
              <dc:creator>Unknown Author</dc:creator>
              <dc:date>2023-11-27T17:23:04</dc:date>
            </office:change-info>
          </text:insertion>
        </text:changed-region>
        <text:changed-region xml:id="ct94614048030544" text:id="ct94614048030544">
          <text:insertion>
            <office:change-info>
              <dc:creator>Unknown Author</dc:creator>
              <dc:date>2023-11-27T17:23:23</dc:date>
            </office:change-info>
          </text:insertion>
        </text:changed-region>
        <text:changed-region xml:id="ct94614048053744" text:id="ct94614048053744">
          <text:deletion>
            <office:change-info>
              <dc:creator>Unknown Author</dc:creator>
              <dc:date>2023-11-27T17:24:45</dc:date>
            </office:change-info>
            <text:p text:style-name="P5">.</text:p>
          </text:deletion>
        </text:changed-region>
        <text:changed-region xml:id="ct94614048049632" text:id="ct94614048049632">
          <text:insertion>
            <office:change-info>
              <dc:creator>Unknown Author</dc:creator>
              <dc:date>2023-11-27T17:24:45</dc:date>
            </office:change-info>
          </text:insertion>
        </text:changed-region>
        <text:changed-region xml:id="ct94614048041952" text:id="ct94614048041952">
          <text:insertion>
            <office:change-info>
              <dc:creator>Unknown Author</dc:creator>
              <dc:date>2023-11-27T17:23:41</dc:date>
            </office:change-info>
          </text:insertion>
        </text:changed-region>
        <text:changed-region xml:id="ct94614048046080" text:id="ct94614048046080">
          <text:insertion>
            <office:change-info>
              <dc:creator>Unknown Author</dc:creator>
              <dc:date>2023-11-27T17:24:57</dc:date>
            </office:change-info>
          </text:insertion>
        </text:changed-region>
        <text:changed-region xml:id="ct94614048031632" text:id="ct94614048031632">
          <text:insertion>
            <office:change-info>
              <dc:creator>Unknown Author</dc:creator>
              <dc:date>2023-11-27T17:25:00</dc:date>
            </office:change-info>
          </text:insertion>
        </text:changed-region>
        <text:changed-region xml:id="ct94614048042848" text:id="ct94614048042848">
          <text:deletion>
            <office:change-info>
              <dc:creator>Unknown Author</dc:creator>
              <dc:date>2023-11-27T17:25:16</dc:date>
            </office:change-info>
            <text:p text:style-name="P5"><text:span text:style-name="T37">It was </text:span></text:p>
          </text:deletion>
        </text:changed-region>
        <text:changed-region xml:id="ct94614048043088" text:id="ct94614048043088">
          <text:deletion>
            <office:change-info>
              <dc:creator>Unknown Author</dc:creator>
              <dc:date>2023-11-27T17:25:19</dc:date>
            </office:change-info>
            <text:p text:style-name="P5">tidy</text:p>
          </text:deletion>
        </text:changed-region>
        <text:changed-region xml:id="ct94614048043328" text:id="ct94614048043328">
          <text:insertion>
            <office:change-info>
              <dc:creator>Unknown Author</dc:creator>
              <dc:date>2023-11-27T17:25:19</dc:date>
            </office:change-info>
          </text:insertion>
        </text:changed-region>
        <text:changed-region xml:id="ct94614048043568" text:id="ct94614048043568">
          <text:deletion>
            <office:change-info>
              <dc:creator>Unknown Author</dc:creator>
              <dc:date>2023-11-27T17:25:31</dc:date>
            </office:change-info>
            <text:p text:style-name="P5"><text:span text:style-name="T37">, the room that is</text:span></text:p>
          </text:deletion>
        </text:changed-region>
        <text:changed-region xml:id="ct94614048043808" text:id="ct94614048043808">
          <text:insertion>
            <office:change-info>
              <dc:creator>Unknown Author</dc:creator>
              <dc:date>2023-11-27T18:50:36</dc:date>
            </office:change-info>
          </text:insertion>
        </text:changed-region>
        <text:changed-region xml:id="ct94614048017440" text:id="ct94614048017440">
          <text:insertion>
            <office:change-info>
              <dc:creator>Unknown Author</dc:creator>
              <dc:date>2023-11-27T18:51:19</dc:date>
            </office:change-info>
          </text:insertion>
        </text:changed-region>
        <text:changed-region xml:id="ct94614047925872" text:id="ct94614047925872">
          <text:deletion>
            <office:change-info>
              <dc:creator>Unknown Author</dc:creator>
              <dc:date>2023-11-27T18:51:19</dc:date>
            </office:change-info>
            <text:p text:style-name="P5"><text:span text:style-name="T38">T</text:span></text:p>
          </text:deletion>
        </text:changed-region>
        <text:changed-region xml:id="ct94614048025424" text:id="ct94614048025424">
          <text:deletion>
            <office:change-info>
              <dc:creator>Unknown Author</dc:creator>
              <dc:date>2023-11-27T18:51:34</dc:date>
            </office:change-info>
            <text:p text:style-name="P5"><text:s/>organising and jumbling and</text:p>
          </text:deletion>
        </text:changed-region>
        <text:changed-region xml:id="ct94614048025664" text:id="ct94614048025664">
          <text:deletion>
            <office:change-info>
              <dc:creator>Unknown Author</dc:creator>
              <dc:date>2023-11-27T18:51:43</dc:date>
            </office:change-info>
            <text:p text:style-name="P5">dirtying</text:p>
          </text:deletion>
        </text:changed-region>
        <text:changed-region xml:id="ct94614048017680" text:id="ct94614048017680">
          <text:insertion>
            <office:change-info>
              <dc:creator>Unknown Author</dc:creator>
              <dc:date>2023-11-27T18:51:43</dc:date>
            </office:change-info>
          </text:insertion>
        </text:changed-region>
        <text:changed-region xml:id="ct94614048018544" text:id="ct94614048018544">
          <text:insertion>
            <office:change-info>
              <dc:creator>Unknown Author</dc:creator>
              <dc:date>2023-11-27T18:51:44</dc:date>
            </office:change-info>
          </text:insertion>
        </text:changed-region>
        <text:changed-region xml:id="ct94614048018784" text:id="ct94614048018784">
          <text:deletion>
            <office:change-info>
              <dc:creator>Unknown Author</dc:creator>
              <dc:date>2023-11-27T18:51:40</dc:date>
            </office:change-info>
            <text:p text:style-name="P5">, to escape the boredom</text:p>
          </text:deletion>
        </text:changed-region>
        <text:changed-region xml:id="ct94614048078224" text:id="ct94614048078224">
          <text:insertion>
            <office:change-info>
              <dc:creator>Unknown Author</dc:creator>
              <dc:date>2023-11-27T18:51:49</dc:date>
            </office:change-info>
          </text:insertion>
        </text:changed-region>
        <text:changed-region xml:id="ct94614048078880" text:id="ct94614048078880">
          <text:insertion>
            <office:change-info>
              <dc:creator>Unknown Author</dc:creator>
              <dc:date>2023-11-27T18:51:50</dc:date>
            </office:change-info>
          </text:insertion>
        </text:changed-region>
        <text:changed-region xml:id="ct94614048079120" text:id="ct94614048079120">
          <text:deletion>
            <office:change-info>
              <dc:creator>Unknown Author</dc:creator>
              <dc:date>2023-11-27T18:51:52</dc:date>
            </office:change-info>
            <text:p text:style-name="P5"><text:span text:style-name="T9"><text:s/>Nothing </text:span></text:p>
          </text:deletion>
        </text:changed-region>
        <text:changed-region xml:id="ct94614048079360" text:id="ct94614048079360">
          <text:insertion>
            <office:change-info>
              <dc:creator>Unknown Author</dc:creator>
              <dc:date>2023-11-27T18:51:52</dc:date>
            </office:change-info>
          </text:insertion>
        </text:changed-region>
        <text:changed-region xml:id="ct94614048080160" text:id="ct94614048080160">
          <text:insertion>
            <office:change-info>
              <dc:creator>Unknown Author</dc:creator>
              <dc:date>2023-11-27T18:51:56</dc:date>
            </office:change-info>
          </text:insertion>
        </text:changed-region>
        <text:changed-region xml:id="ct94614048084608" text:id="ct94614048084608">
          <text:insertion>
            <office:change-info>
              <dc:creator>Unknown Author</dc:creator>
              <dc:date>2023-11-27T18:52:03</dc:date>
            </office:change-info>
          </text:insertion>
        </text:changed-region>
        <text:changed-region xml:id="ct94614048085248" text:id="ct94614048085248">
          <text:deletion>
            <office:change-info>
              <dc:creator>Unknown Author</dc:creator>
              <dc:date>2023-11-27T18:53:03</dc:date>
            </office:change-info>
            <text:p text:style-name="P5"><text:span text:style-name="T38">.</text:span></text:p>
          </text:deletion>
        </text:changed-region>
        <text:changed-region xml:id="ct94614048086288" text:id="ct94614048086288">
          <text:insertion>
            <office:change-info>
              <dc:creator>Unknown Author</dc:creator>
              <dc:date>2023-11-27T18:53:03</dc:date>
            </office:change-info>
          </text:insertion>
        </text:changed-region>
        <text:changed-region xml:id="ct94614048087568" text:id="ct94614048087568">
          <text:insertion>
            <office:change-info>
              <dc:creator>Unknown Author</dc:creator>
              <dc:date>2023-11-27T18:54:29</dc:date>
            </office:change-info>
          </text:insertion>
        </text:changed-region>
        <text:changed-region xml:id="ct94614048087888" text:id="ct94614048087888">
          <text:deletion>
            <office:change-info>
              <dc:creator>Unknown Author</dc:creator>
              <dc:date>2023-11-27T18:53:10</dc:date>
            </office:change-info>
            <text:p text:style-name="P5"><text:span text:style-name="T38"><text:s/></text:span></text:p>
          </text:deletion>
        </text:changed-region>
        <text:changed-region xml:id="ct94614048088352" text:id="ct94614048088352">
          <text:insertion>
            <office:change-info>
              <dc:creator>Unknown Author</dc:creator>
              <dc:date>2023-11-27T18:52:48</dc:date>
            </office:change-info>
          </text:insertion>
        </text:changed-region>
        <text:changed-region xml:id="ct94614048088592" text:id="ct94614048088592">
          <text:deletion>
            <office:change-info>
              <dc:creator>Unknown Author</dc:creator>
              <dc:date>2023-11-27T18:54:41</dc:date>
            </office:change-info>
            <text:p text:style-name="P5">From him too. And t</text:p>
          </text:deletion>
        </text:changed-region>
        <text:changed-region xml:id="ct94614048088832" text:id="ct94614048088832">
          <text:insertion>
            <office:change-info>
              <dc:creator>Unknown Author</dc:creator>
              <dc:date>2023-11-27T18:54:41</dc:date>
            </office:change-info>
          </text:insertion>
        </text:changed-region>
        <text:changed-region xml:id="ct94614048089072" text:id="ct94614048089072">
          <text:insertion>
            <office:change-info>
              <dc:creator>Unknown Author</dc:creator>
              <dc:date>2023-11-27T18:54:47</dc:date>
            </office:change-info>
          </text:insertion>
        </text:changed-region>
        <text:changed-region xml:id="ct94614048089312" text:id="ct94614048089312">
          <text:deletion>
            <office:change-info>
              <dc:creator>Unknown Author</dc:creator>
              <dc:date>2023-11-27T18:54:47</dc:date>
            </office:change-info>
            <text:p text:style-name="P5"><text:span text:style-name="T38">there is </text:span></text:p>
          </text:deletion>
        </text:changed-region>
        <text:changed-region xml:id="ct94614048089552" text:id="ct94614048089552">
          <text:insertion>
            <office:change-info>
              <dc:creator>Unknown Author</dc:creator>
              <dc:date>2023-11-27T18:54:48</dc:date>
            </office:change-info>
          </text:insertion>
        </text:changed-region>
        <text:changed-region xml:id="ct94614048089792" text:id="ct94614048089792">
          <text:deletion>
            <office:change-info>
              <dc:creator>Unknown Author</dc:creator>
              <dc:date>2023-11-27T18:54:51</dc:date>
            </office:change-info>
            <text:p text:style-name="P5"><text:span text:style-name="T9">that</text:span></text:p>
          </text:deletion>
        </text:changed-region>
        <text:changed-region xml:id="ct94614048090032" text:id="ct94614048090032">
          <text:insertion>
            <office:change-info>
              <dc:creator>Unknown Author</dc:creator>
              <dc:date>2023-11-27T18:54:51</dc:date>
            </office:change-info>
          </text:insertion>
        </text:changed-region>
        <text:changed-region xml:id="ct94614048090272" text:id="ct94614048090272">
          <text:deletion>
            <office:change-info>
              <dc:creator>Unknown Author</dc:creator>
              <dc:date>2023-11-27T18:55:05</dc:date>
            </office:change-info>
            <text:p text:style-name="P5">covers</text:p>
          </text:deletion>
        </text:changed-region>
        <text:changed-region xml:id="ct94614048090512" text:id="ct94614048090512">
          <text:insertion>
            <office:change-info>
              <dc:creator>Unknown Author</dc:creator>
              <dc:date>2023-11-27T18:55:05</dc:date>
            </office:change-info>
          </text:insertion>
        </text:changed-region>
        <text:changed-region xml:id="ct94614048090752" text:id="ct94614048090752">
          <text:insertion>
            <office:change-info>
              <dc:creator>Unknown Author</dc:creator>
              <dc:date>2023-11-27T18:55:09</dc:date>
            </office:change-info>
          </text:insertion>
        </text:changed-region>
        <text:changed-region xml:id="ct94614048090992" text:id="ct94614048090992">
          <text:deletion>
            <office:change-info>
              <dc:creator>Unknown Author</dc:creator>
              <dc:date>2023-11-27T18:55:09</dc:date>
            </office:change-info>
            <text:p text:style-name="P5"><text:span text:style-name="T38">the </text:span></text:p>
          </text:deletion>
        </text:changed-region>
        <text:changed-region xml:id="ct94614048091232" text:id="ct94614048091232">
          <text:deletion>
            <office:change-info>
              <dc:creator>Unknown Author</dc:creator>
              <dc:date>2023-11-27T18:55:09</dc:date>
            </office:change-info>
            <text:p text:style-name="P5"><text:span text:style-name="T38">side </text:span></text:p>
          </text:deletion>
        </text:changed-region>
        <text:changed-region xml:id="ct94614048091472" text:id="ct94614048091472">
          <text:insertion>
            <office:change-info>
              <dc:creator>Unknown Author</dc:creator>
              <dc:date>2023-11-27T18:55:10</dc:date>
            </office:change-info>
          </text:insertion>
        </text:changed-region>
        <text:changed-region xml:id="ct94614048091712" text:id="ct94614048091712">
          <text:deletion>
            <office:change-info>
              <dc:creator>Unknown Author</dc:creator>
              <dc:date>2023-11-27T18:55:48</dc:date>
            </office:change-info>
            <text:p text:style-name="P5">A perfect, pristine view of whatever was outside, the sky and the hills. I had reached out before. The glass had stopped me.</text:p>
          </text:deletion>
        </text:changed-region>
        <text:changed-region xml:id="ct94614048091952" text:id="ct94614048091952">
          <text:insertion>
            <office:change-info>
              <dc:creator>Unknown Author</dc:creator>
              <dc:date>2023-11-27T18:55:48</dc:date>
            </office:change-info>
          </text:insertion>
        </text:changed-region>
        <text:changed-region xml:id="ct94614048092192" text:id="ct94614048092192">
          <text:insertion>
            <office:change-info>
              <dc:creator>Unknown Author</dc:creator>
              <dc:date>2023-11-27T18:56:01</dc:date>
            </office:change-info>
          </text:insertion>
        </text:changed-region>
        <text:changed-region xml:id="ct94614048092432" text:id="ct94614048092432">
          <text:insertion>
            <office:change-info>
              <dc:creator>Unknown Author</dc:creator>
              <dc:date>2023-11-27T18:57:00</dc:date>
            </office:change-info>
          </text:insertion>
        </text:changed-region>
        <text:changed-region xml:id="ct94614048093008" text:id="ct94614048093008">
          <text:insertion>
            <office:change-info>
              <dc:creator>Unknown Author</dc:creator>
              <dc:date>2023-11-27T12:34:28</dc:date>
            </office:change-info>
          </text:insertion>
        </text:changed-region>
        <text:changed-region xml:id="ct94614048093248" text:id="ct94614048093248">
          <text:insertion>
            <office:change-info>
              <dc:creator>Unknown Author</dc:creator>
              <dc:date>2023-11-27T12:35:37</dc:date>
            </office:change-info>
          </text:insertion>
        </text:changed-region>
        <text:changed-region xml:id="ct94614048093728" text:id="ct94614048093728">
          <text:insertion>
            <office:change-info>
              <dc:creator>Unknown Author</dc:creator>
              <dc:date>2023-11-27T12:36:23</dc:date>
            </office:change-info>
          </text:insertion>
        </text:changed-region>
        <text:changed-region xml:id="ct94614048093488" text:id="ct94614048093488">
          <text:insertion>
            <office:change-info>
              <dc:creator>Unknown Author</dc:creator>
              <dc:date>2023-11-27T12:37:04</dc:date>
            </office:change-info>
          </text:insertion>
        </text:changed-region>
        <text:changed-region xml:id="ct94614048094832" text:id="ct94614048094832">
          <text:insertion>
            <office:change-info>
              <dc:creator>Unknown Author</dc:creator>
              <dc:date>2023-11-27T12:38:18</dc:date>
            </office:change-info>
          </text:insertion>
        </text:changed-region>
        <text:changed-region xml:id="ct94614048095472" text:id="ct94614048095472">
          <text:insertion>
            <office:change-info>
              <dc:creator>Unknown Author</dc:creator>
              <dc:date>2023-11-27T12:39:27</dc:date>
            </office:change-info>
          </text:insertion>
        </text:changed-region>
        <text:changed-region xml:id="ct94614048095712" text:id="ct94614048095712">
          <text:insertion>
            <office:change-info>
              <dc:creator>Unknown Author</dc:creator>
              <dc:date>2023-11-27T12:40:00</dc:date>
            </office:change-info>
          </text:insertion>
        </text:changed-region>
        <text:changed-region xml:id="ct94614048095952" text:id="ct94614048095952">
          <text:insertion>
            <office:change-info>
              <dc:creator>Unknown Author</dc:creator>
              <dc:date>2023-11-27T12:42:59</dc:date>
            </office:change-info>
          </text:insertion>
        </text:changed-region>
        <text:changed-region xml:id="ct94614048096192" text:id="ct94614048096192">
          <text:insertion>
            <office:change-info>
              <dc:creator>Unknown Author</dc:creator>
              <dc:date>2023-11-27T17:09:03</dc:date>
            </office:change-info>
          </text:insertion>
        </text:changed-region>
        <text:changed-region xml:id="ct94614048096432" text:id="ct94614048096432">
          <text:insertion>
            <office:change-info>
              <dc:creator>Unknown Author</dc:creator>
              <dc:date>2023-11-27T12:43:35</dc:date>
            </office:change-info>
          </text:insertion>
        </text:changed-region>
        <text:changed-region xml:id="ct94614048096672" text:id="ct94614048096672">
          <text:insertion>
            <office:change-info>
              <dc:creator>Unknown Author</dc:creator>
              <dc:date>2023-11-27T17:09:09</dc:date>
            </office:change-info>
          </text:insertion>
        </text:changed-region>
        <text:changed-region xml:id="ct94614048096912" text:id="ct94614048096912">
          <text:insertion>
            <office:change-info>
              <dc:creator>Unknown Author</dc:creator>
              <dc:date>2023-11-27T12:44:19</dc:date>
            </office:change-info>
          </text:insertion>
        </text:changed-region>
        <text:changed-region xml:id="ct94614048097824" text:id="ct94614048097824">
          <text:insertion>
            <office:change-info>
              <dc:creator>Unknown Author</dc:creator>
              <dc:date>2023-11-27T12:46:26</dc:date>
            </office:change-info>
          </text:insertion>
        </text:changed-region>
        <text:changed-region xml:id="ct94614048098256" text:id="ct94614048098256">
          <text:insertion>
            <office:change-info>
              <dc:creator>Unknown Author</dc:creator>
              <dc:date>2023-11-27T12:49:53</dc:date>
            </office:change-info>
          </text:insertion>
        </text:changed-region>
        <text:changed-region xml:id="ct94614048098736" text:id="ct94614048098736">
          <text:insertion>
            <office:change-info>
              <dc:creator>Unknown Author</dc:creator>
              <dc:date>2023-11-27T12:50:03</dc:date>
            </office:change-info>
          </text:insertion>
        </text:changed-region>
        <text:changed-region xml:id="ct94614048099568" text:id="ct94614048099568">
          <text:insertion>
            <office:change-info>
              <dc:creator>Unknown Author</dc:creator>
              <dc:date>2023-11-27T12:52:21</dc:date>
            </office:change-info>
          </text:insertion>
        </text:changed-region>
        <text:changed-region xml:id="ct94614048100640" text:id="ct94614048100640">
          <text:insertion>
            <office:change-info>
              <dc:creator>Unknown Author</dc:creator>
              <dc:date>2023-11-27T17:09:29</dc:date>
            </office:change-info>
          </text:insertion>
        </text:changed-region>
        <text:changed-region xml:id="ct94614048101280" text:id="ct94614048101280">
          <text:deletion>
            <office:change-info>
              <dc:creator>Unknown Author</dc:creator>
              <dc:date>2023-11-27T13:01:35</dc:date>
            </office:change-info>
            <text:p text:style-name="Text_20_body">Then again, t</text:p>
          </text:deletion>
        </text:changed-region>
        <text:changed-region xml:id="ct94614048101520" text:id="ct94614048101520">
          <text:insertion>
            <office:change-info>
              <dc:creator>Unknown Author</dc:creator>
              <dc:date>2023-11-27T13:01:45</dc:date>
            </office:change-info>
          </text:insertion>
        </text:changed-region>
        <text:changed-region xml:id="ct94614048101760" text:id="ct94614048101760">
          <text:deletion>
            <office:change-info>
              <dc:creator>Unknown Author</dc:creator>
              <dc:date>2023-11-27T13:01:52</dc:date>
            </office:change-info>
            <text:p text:style-name="Text_20_body"><text:span text:style-name="T33">here </text:span></text:p>
          </text:deletion>
        </text:changed-region>
        <text:changed-region xml:id="ct94614048102000" text:id="ct94614048102000">
          <text:insertion>
            <office:change-info>
              <dc:creator>Unknown Author</dc:creator>
              <dc:date>2023-11-27T13:01:52</dc:date>
            </office:change-info>
          </text:insertion>
        </text:changed-region>
        <text:changed-region xml:id="ct94614048102240" text:id="ct94614048102240">
          <text:deletion>
            <office:change-info>
              <dc:creator>Unknown Author</dc:creator>
              <dc:date>2023-11-27T16:30:05</dc:date>
            </office:change-info>
            <text:p text:style-name="Text_20_body"><text:s/></text:p>
          </text:deletion>
        </text:changed-region>
        <text:changed-region xml:id="ct94614048102480" text:id="ct94614048102480">
          <text:deletion>
            <office:change-info>
              <dc:creator>Unknown Author</dc:creator>
              <dc:date>2023-11-27T13:01:37</dc:date>
            </office:change-info>
            <text:p text:style-name="Text_20_body">the</text:p>
          </text:deletion>
        </text:changed-region>
        <text:changed-region xml:id="ct94614048102720" text:id="ct94614048102720">
          <text:insertion>
            <office:change-info>
              <dc:creator>Unknown Author</dc:creator>
              <dc:date>2023-11-27T13:01:37</dc:date>
            </office:change-info>
          </text:insertion>
        </text:changed-region>
        <text:changed-region xml:id="ct94614048102960" text:id="ct94614048102960">
          <text:deletion>
            <office:change-info>
              <dc:creator>Unknown Author</dc:creator>
              <dc:date>2023-11-27T13:01:41</dc:date>
            </office:change-info>
            <text:p text:style-name="Text_20_body">countless </text:p>
          </text:deletion>
        </text:changed-region>
        <text:changed-region xml:id="ct94614048103200" text:id="ct94614048103200">
          <text:deletion>
            <office:change-info>
              <dc:creator>Unknown Author</dc:creator>
              <dc:date>2023-11-27T13:03:08</dc:date>
            </office:change-info>
            <text:p text:style-name="Text_20_body">monoliths</text:p>
          </text:deletion>
        </text:changed-region>
        <text:changed-region xml:id="ct94614048103440" text:id="ct94614048103440">
          <text:deletion>
            <office:change-info>
              <dc:creator>Unknown Author</dc:creator>
              <dc:date>2023-11-27T13:01:43</dc:date>
            </office:change-info>
            <text:p text:style-name="Text_20_body"><text:s/>outside</text:p>
          </text:deletion>
        </text:changed-region>
        <text:changed-region xml:id="ct94614048103680" text:id="ct94614048103680">
          <text:insertion>
            <office:change-info>
              <dc:creator>Unknown Author</dc:creator>
              <dc:date>2023-11-27T13:03:08</dc:date>
            </office:change-info>
          </text:insertion>
        </text:changed-region>
        <text:changed-region xml:id="ct94614048103920" text:id="ct94614048103920">
          <text:deletion>
            <office:change-info>
              <dc:creator>Unknown Author</dc:creator>
              <dc:date>2023-11-27T13:03:21</dc:date>
            </office:change-info>
            <text:p text:style-name="Text_20_body">How many more were there, in those other rooms</text:p>
          </text:deletion>
        </text:changed-region>
        <text:changed-region xml:id="ct94614048104160" text:id="ct94614048104160">
          <text:insertion>
            <office:change-info>
              <dc:creator>Unknown Author</dc:creator>
              <dc:date>2023-11-27T13:03:21</dc:date>
            </office:change-info>
          </text:insertion>
        </text:changed-region>
        <text:changed-region xml:id="ct94614048104400" text:id="ct94614048104400">
          <text:deletion>
            <office:change-info>
              <dc:creator>Unknown Author</dc:creator>
              <dc:date>2023-11-27T13:03:35</dc:date>
            </office:change-info>
            <text:p text:style-name="Text_20_body">People </text:p>
          </text:deletion>
        </text:changed-region>
        <text:changed-region xml:id="ct94614048104640" text:id="ct94614048104640">
          <text:insertion>
            <office:change-info>
              <dc:creator>Unknown Author</dc:creator>
              <dc:date>2023-11-27T13:03:37</dc:date>
            </office:change-info>
          </text:insertion>
        </text:changed-region>
        <text:changed-region xml:id="ct94614048105552" text:id="ct94614048105552">
          <text:insertion>
            <office:change-info>
              <dc:creator>Unknown Author</dc:creator>
              <dc:date>2023-11-27T16:32:46</dc:date>
            </office:change-info>
          </text:insertion>
        </text:changed-region>
        <text:changed-region xml:id="ct94614048105792" text:id="ct94614048105792">
          <text:deletion>
            <office:change-info>
              <dc:creator>Unknown Author</dc:creator>
              <dc:date>2023-11-27T16:32:43</dc:date>
            </office:change-info>
            <text:p text:style-name="Text_20_body"><text:span text:style-name="T34">maybe I simply didn't know</text:span></text:p>
          </text:deletion>
        </text:changed-region>
        <text:changed-region xml:id="ct94614048106032" text:id="ct94614048106032">
          <text:insertion>
            <office:change-info>
              <dc:creator>Unknown Author</dc:creator>
              <dc:date>2023-11-27T16:32:46</dc:date>
            </office:change-info>
          </text:insertion>
        </text:changed-region>
        <text:changed-region xml:id="ct94614048106272" text:id="ct94614048106272">
          <text:deletion>
            <office:change-info>
              <dc:creator>Unknown Author</dc:creator>
              <dc:date>2023-11-27T16:35:53</dc:date>
            </office:change-info>
            <text:p text:style-name="Text_20_body">I </text:p>
          </text:deletion>
        </text:changed-region>
        <text:changed-region xml:id="ct94614048106512" text:id="ct94614048106512">
          <text:deletion>
            <office:change-info>
              <dc:creator>Unknown Author</dc:creator>
              <dc:date>2023-11-27T16:33:02</dc:date>
            </office:change-info>
            <text:p text:style-name="Text_20_body">had also stayed silent</text:p>
          </text:deletion>
        </text:changed-region>
        <text:changed-region xml:id="ct94614048106752" text:id="ct94614048106752">
          <text:insertion>
            <office:change-info>
              <dc:creator>Unknown Author</dc:creator>
              <dc:date>2023-11-27T16:35:53</dc:date>
            </office:change-info>
          </text:insertion>
        </text:changed-region>
        <text:changed-region xml:id="ct94614048106992" text:id="ct94614048106992">
          <text:insertion>
            <office:change-info>
              <dc:creator>Unknown Author</dc:creator>
              <dc:date>2023-11-27T16:35:54</dc:date>
            </office:change-info>
          </text:insertion>
        </text:changed-region>
        <text:changed-region xml:id="ct94614048107232" text:id="ct94614048107232">
          <text:insertion>
            <office:change-info>
              <dc:creator>Unknown Author</dc:creator>
              <dc:date>2023-11-27T19:06:19</dc:date>
            </office:change-info>
          </text:insertion>
        </text:changed-region>
        <text:changed-region xml:id="ct94614047985392" text:id="ct94614047985392">
          <text:insertion>
            <office:change-info>
              <dc:creator>Unknown Author</dc:creator>
              <dc:date>2023-11-27T17:04:07</dc:date>
            </office:change-info>
          </text:insertion>
        </text:changed-region>
        <text:changed-region xml:id="ct94614047962048" text:id="ct94614047962048">
          <text:deletion>
            <office:change-info>
              <dc:creator>Unknown Author</dc:creator>
              <dc:date>2023-11-27T17:04:07</dc:date>
            </office:change-info>
            <text:p text:style-name="Text_20_body"><text:span text:style-name="T35">Being there must have felt like forever then, even if only for just a blink now. How long?</text:span></text:p>
          </text:deletion>
        </text:changed-region>
        <text:changed-region xml:id="ct94614047966960" text:id="ct94614047966960">
          <text:deletion>
            <office:change-info>
              <dc:creator>Unknown Author</dc:creator>
              <dc:date>2023-11-26T12:14:12</dc:date>
            </office:change-info>
            <text:p text:style-name="Text_20_body"/>
            <text:p text:style-name="Text_20_body"/>
          </text:deletion>
        </text:changed-region>
        <text:changed-region xml:id="ct94614047968896" text:id="ct94614047968896">
          <text:insertion>
            <office:change-info>
              <dc:creator>Unknown Author</dc:creator>
              <dc:date>2023-11-26T22:28:30</dc:date>
            </office:change-info>
          </text:insertion>
        </text:changed-region>
        <text:changed-region xml:id="ct94614047972464" text:id="ct94614047972464">
          <text:insertion>
            <office:change-info>
              <dc:creator>Unknown Author</dc:creator>
              <dc:date>2023-11-28T11:39:34</dc:date>
            </office:change-info>
          </text:insertion>
        </text:changed-region>
        <text:changed-region xml:id="ct94614047976192" text:id="ct94614047976192">
          <text:insertion>
            <office:change-info>
              <dc:creator>Unknown Author</dc:creator>
              <dc:date>2023-11-28T11:40:00</dc:date>
            </office:change-info>
          </text:insertion>
        </text:changed-region>
        <text:changed-region xml:id="ct94614047979136" text:id="ct94614047979136">
          <text:insertion>
            <office:change-info>
              <dc:creator>Unknown Author</dc:creator>
              <dc:date>2023-11-28T11:41:46</dc:date>
            </office:change-info>
          </text:insertion>
        </text:changed-region>
        <text:changed-region xml:id="ct94614047979504" text:id="ct94614047979504">
          <text:insertion>
            <office:change-info>
              <dc:creator>Unknown Author</dc:creator>
              <dc:date>2023-11-28T11:42:00</dc:date>
            </office:change-info>
          </text:insertion>
        </text:changed-region>
        <text:changed-region xml:id="ct94614047957600" text:id="ct94614047957600">
          <text:insertion>
            <office:change-info>
              <dc:creator>Unknown Author</dc:creator>
              <dc:date>2023-11-28T11:43:13</dc:date>
            </office:change-info>
          </text:insertion>
        </text:changed-region>
        <text:changed-region xml:id="ct94614047938240" text:id="ct94614047938240">
          <text:insertion>
            <office:change-info>
              <dc:creator>Unknown Author</dc:creator>
              <dc:date>2023-11-28T11:44:08</dc:date>
            </office:change-info>
          </text:insertion>
        </text:changed-region>
        <text:changed-region xml:id="ct94614047948288" text:id="ct94614047948288">
          <text:insertion>
            <office:change-info>
              <dc:creator>Unknown Author</dc:creator>
              <dc:date>2023-11-26T12:37:48</dc:date>
            </office:change-info>
          </text:insertion>
        </text:changed-region>
        <text:changed-region xml:id="ct94614047949584" text:id="ct94614047949584">
          <text:deletion>
            <office:change-info>
              <dc:creator>Unknown Author</dc:creator>
              <dc:date>2023-11-26T12:14:12</dc:date>
            </office:change-info>
            <text:p text:style-name="P18"><text:span text:style-name="T43"><text:line-break/></text:span></text:p>
            <text:p text:style-name="P15"/>
          </text:deletion>
        </text:changed-region>
        <text:changed-region xml:id="ct94614047951680" text:id="ct94614047951680">
          <text:deletion>
            <office:change-info>
              <dc:creator>Unknown Author</dc:creator>
              <dc:date>2023-11-28T11:10:01</dc:date>
            </office:change-info>
            <text:p text:style-name="P15">+ ask more questions</text:p>
            <text:p text:style-name="Text_20_body">+ more emotive</text:p>
            <text:p text:style-name="P7"><text:span text:style-name="T20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change-start text:change-id="ct94613997732720"/><text:span text:style-name="T52">Memories before E</text:span><text:change-end text:change-id="ct94613997732720"/><text:change-start text:change-id="ct94614087435040"/>scape<text:change-end text:change-id="ct94614087435040"/><text:change-start text:change-id="ct94614048013728"/></text:h>
      <text:p text:style-name="P8"><text:change-end text:change-id="ct94614048013728"/><text:change-start text:change-id="ct94614048010512"/><text:span text:style-name="T51">It was </text:span><text:change-end text:change-id="ct94614048010512"/><text:change-start text:change-id="ct94614081366912"/><text:span text:style-name="T51">still</text:span><text:change-end text:change-id="ct94614081366912"/><text:change-start text:change-id="ct94614047660992"/><text:span text:style-name="T45"> darkness </text:span><text:span text:style-name="T51">outside</text:span><text:span text:style-name="T45">, the </text:span><text:span text:style-name="T51">morning </text:span><text:span text:style-name="T45">sun had</text:span><text:span text:style-name="T51">n</text:span><text:span text:style-name="T28">’t risen into the night sky</text:span><text:span text:style-name="T45">, </text:span><text:span text:style-name="T51">but </text:span><text:span text:style-name="T45">the key </text:span><text:span text:style-name="T51">still </text:span><text:span text:style-name="T45">seemed to </text:span><text:span text:style-name="T51">shimmer.</text:span><text:span text:style-name="T45"> </text:span><text:span text:style-name="T51">M</text:span><text:span text:style-name="T48">aybe it was something I</text:span><text:span text:style-name="T45"> </text:span><text:span text:style-name="T51">made </text:span><text:span text:style-name="T45">myself believe </text:span><text:span text:style-name="T22">it, </text:span><text:span text:style-name="T25">as if it were</text:span><text:span text:style-name="T22"> a golden opportunity.</text:span><text:change-end text:change-id="ct94614047660992"/><text:change-start text:change-id="ct94614047717632"/><text:span text:style-name="T2"> </text:span><text:change-end text:change-id="ct94614047717632"/><text:change text:change-id="ct94614047659776"/><text:change-start text:change-id="ct94614047656672"/><text:span text:style-name="T26">The chance for freedom was something </text:span><text:change-end text:change-id="ct94614047656672"/><text:change-start text:change-id="ct94614047656096"/><text:span text:style-name="T26">I would have done anything for, and now it </text:span><text:span text:style-name="T29">was here</text:span><text:span text:style-name="T26"> in my hand</text:span><text:change-end text:change-id="ct94614047656096"/><text:change-start text:change-id="ct94614048033104"/><text:span text:style-name="T26">; it’s hard to believe that something so small wo</text:span><text:change-end text:change-id="ct94614048033104"/><text:change-start text:change-id="ct94614048035472"/><text:span text:style-name="T26">uld ensure something </text:span><text:span text:style-name="T29">like </text:span><text:span text:style-name="T26">freedom.</text:span></text:p>
      <text:p text:style-name="P8"><text:span text:style-name="T26">I took one last look around the room</text:span><text:change-end text:change-id="ct94614048035472"/><text:change-start text:change-id="ct94614048035984"/><text:span text:style-name="T26">,</text:span><text:change-end text:change-id="ct94614048035984"/><text:change-start text:change-id="ct94614048036224"/><text:span text:style-name="T25"> </text:span><text:change-end text:change-id="ct94614048036224"/><text:change text:change-id="ct94614048036464"/><text:change-start text:change-id="ct94614048036704"/><text:span text:style-name="T48">t</text:span><text:change-end text:change-id="ct94614048036704"/>he <text:change text:change-id="ct94614048036944"/><text:change-start text:change-id="ct94614048037184"/><text:span text:style-name="T49">dark</text:span><text:change-end text:change-id="ct94614048037184"/><text:change text:change-id="ct94614048037424"/><text:change-start text:change-id="ct94614048037664"/> <text:span text:style-name="T49">beige </text:span><text:change-end text:change-id="ct94614048037664"/>carpet<text:change text:change-id="ct94614048037904"/><text:change-start text:change-id="ct94614048038144"/>, <text:change-end text:change-id="ct94614048038144"/>the view of the <text:change-start text:change-id="ct94614048038384"/><text:span text:style-name="T46">sleeping </text:span><text:change-end text:change-id="ct94614048038384"/>city<text:change text:change-id="ct94614048038624"/><text:change text:change-id="ct94614048039072"/><text:change-start text:change-id="ct94614048039312"/>.<text:change-end text:change-id="ct94614048039312"/><text:change-start text:change-id="ct94614048039552"/> <text:span text:style-name="T50">It felt like a well-kept hotel room, even after all this time. How long had I stayed? </text:span><text:change-end text:change-id="ct94614048039552"/><text:change-start text:change-id="ct94613996486656"/><text:span text:style-name="T50">Still, it remained distant, even as it</text:span><text:change-end text:change-id="ct94613996486656"/><text:change-start text:change-id="ct94614048039792"/> <text:change-end text:change-id="ct94614048039792"/><text:change-start text:change-id="ct94614048040496"/><text:span text:style-name="T50">tried to </text:span><text:change-end text:change-id="ct94614048040496"/><text:change-start text:change-id="ct94614048041216"/><text:span text:style-name="T1">beckon</text:span><text:span text:style-name="T48">ed </text:span><text:span text:style-name="T1">me with their </text:span><text:change-end text:change-id="ct94614048041216"/><text:change text:change-id="ct94614110294240"/>familiarity<text:change text:change-id="ct94614077467440"/><text:change-start text:change-id="ct94614084147648"/>, <text:span text:style-name="T50">as if </text:span><text:span text:style-name="T1">pleading me to stay</text:span><text:change-end text:change-id="ct94614084147648"/>.<text:change text:change-id="ct94614048048048"/><text:change text:change-id="ct94614048048288"/><text:change-start text:change-id="ct94614048050416"/></text:p>
      <text:p text:style-name="P11"><text:span text:style-name="T48">I </text:span><text:span text:style-name="T50">don</text:span><text:span text:style-name="T27">’t like doing </text:span><text:span text:style-name="T25">that: </text:span><text:span text:style-name="T26">a</text:span><text:span text:style-name="T25">ttributing </text:span><text:change-end text:change-id="ct94614048050416"/><text:change-start text:change-id="ct94614048050656"/><text:span text:style-name="T25">feelings onto things. </text:span><text:change-end text:change-id="ct94614048050656"/><text:change-start text:change-id="ct94614048050896"/><text:span text:style-name="T26">T</text:span><text:change-end text:change-id="ct94614048050896"/>hey are <text:change-start text:change-id="ct94614048051136"/><text:span text:style-name="T1">only</text:span><text:change-end text:change-id="ct94614048051136"/><text:change text:change-id="ct94614048051376"/><text:change-start text:change-id="ct94614048051616"/><text:span text:style-name="T1"> </text:span><text:change-end text:change-id="ct94614048051616"/><text:change-start text:change-id="ct94614048051856"/><text:span text:style-name="T48">just</text:span><text:change-end text:change-id="ct94614048051856"/><text:change text:change-id="ct94614048052096"/><text:change-start text:change-id="ct94614048052336"/> <text:span text:style-name="T49">objects</text:span><text:span text:style-name="T48">, </text:span><text:span text:style-name="T49">even if they sometimes look like they have their own personality.</text:span><text:change-end text:change-id="ct94614048052336"/><text:change-start text:change-id="ct94614048055264"/><text:span text:style-name="T49"> </text:span><text:span text:style-name="T50">It makes you caught up in their thoughts, though they don</text:span><text:span text:style-name="T27">’t have any. </text:span><text:span text:style-name="T29">Did</text:span><text:span text:style-name="T27"> he also </text:span><text:span text:style-name="T29">think </text:span><text:span text:style-name="T27">like that?</text:span><text:change-end text:change-id="ct94614048055264"/><text:change text:change-id="ct94614048055792"/><text:change text:change-id="ct94614048056032"/><text:change text:change-id="ct94614048056576"/><text:change text:change-id="ct94614048056816"/><text:change text:change-id="ct94614048057536"/><text:change text:change-id="ct94614048057856"/><text:change text:change-id="ct94614047455664"/><text:change text:change-id="ct94614048058096"/><text:change text:change-id="ct94614048058336"/><text:change text:change-id="ct94614048058576"/><text:change text:change-id="ct94614048058816"/><text:change text:change-id="ct94614048059056"/><text:change text:change-id="ct94614048059296"/><text:change text:change-id="ct94614048059776"/><text:change text:change-id="ct94614048060016"/><text:change text:change-id="ct94614048060256"/><text:change text:change-id="ct94614048060496"/></text:p>
      <text:p text:style-name="Text_20_body"/>
      <text:p text:style-name="P4"><text:change text:change-id="ct94614048062336"/><text:change text:change-id="ct94614048062576"/><text:change text:change-id="ct94614048062816"/><text:change text:change-id="ct94614048063056"/><text:change text:change-id="ct94614048063296"/><text:change-start text:change-id="ct94614048063536"/>Too much time was lost in this room.<text:change-end text:change-id="ct94614048063536"/><text:change-start text:change-id="ct94614048064176"/></text:p>
      <text:p text:style-name="P4"><text:span text:style-name="T40">T</text:span><text:span text:style-name="T12">h</text:span><text:span text:style-name="T40">e stars twinkled in the endless night skies, its s</text:span><text:span text:style-name="T31">tarlight shined through these </text:span><text:span text:style-name="T16">windows</text:span><text:span text:style-name="T31">, </text:span><text:span text:style-name="T40">and streamed in from the curtains.</text:span><text:change-end text:change-id="ct94614048064176"/><text:change-start text:change-id="ct94614048065360"/><text:span text:style-name="T40"> It was my only company during the night </text:span><text:span text:style-name="T12">—</text:span><text:span text:style-name="T40"> he always spent so lo</text:span><text:change-end text:change-id="ct94614048065360"/><text:change-start text:change-id="ct94614048065600"/><text:span text:style-name="T40">ng outside. </text:span><text:span text:style-name="T41">Stars spend </text:span><text:span text:style-name="T13">eternities</text:span><text:span text:style-name="T41"> apart from each other, in an eternal sky, if I could too, not that he made it any easier.</text:span><text:span text:style-name="T40"> </text:span><text:change-end text:change-id="ct94614048065600"/><text:change-start text:change-id="ct94614048065840"/></text:p>
      <text:p text:style-name="P4"><text:change-end text:change-id="ct94614048065840"/><text:change-start text:change-id="ct94614048066080"/><text:span text:style-name="T41">T</text:span><text:change-end text:change-id="ct94614048066080"/><text:change-start text:change-id="ct94614048066320"/><text:span text:style-name="T31">he</text:span><text:span text:style-name="T41">y illuminated</text:span><text:span text:style-name="T31"> the room in ebbs and flows of light</text:span><text:change-end text:change-id="ct94614048066320"/><text:change-start text:change-id="ct94614048066560"/><text:span text:style-name="T31">, </text:span><text:span text:style-name="T42">like the tides, I haven</text:span><text:span text:style-name="T14">’t seen them in so long. Their rhythm synchronised </text:span><text:change-end text:change-id="ct94614048066560"/><text:change-start text:change-id="ct94614048067200"/><text:span text:style-name="T14">with the quiet beeping of the seven segment digital clock</text:span><text:change-end text:change-id="ct94614048067200"/><text:change-start text:change-id="ct94614048067440"/><text:span text:style-name="T14">, which perched attentively — though lonely — on the desk</text:span><text:change-end text:change-id="ct94614048067440"/><text:change-start text:change-id="ct94614048067680"/><text:span text:style-name="T14">; it was something small to admire in an otherwise empty existence. </text:span><text:change-end text:change-id="ct94614048067680"/><text:change-start text:change-id="ct94614048067920"/></text:p>
      <text:p text:style-name="Text_20_body"><text:span text:style-name="T14">Even then, its beating was a</text:span><text:change-end text:change-id="ct94614048067920"/><text:change-start text:change-id="ct94614048068160"/><text:span text:style-name="T31"> constant reminder of the time, </text:span><text:span text:style-name="T42">framed in a dim red light.</text:span><text:change-end text:change-id="ct94614048068160"/><text:change text:change-id="ct94614048068400"/><text:change-start text:change-id="ct94614048069456"/> <text:change-end text:change-id="ct94614048069456"/><text:change-start text:change-id="ct94614048069936"/><text:span text:style-name="T31">One thirty seven. </text:span><text:change-end text:change-id="ct94614048069936"/>He had been gone for hours now<text:change text:change-id="ct94614048069696"/>. <text:change-start text:change-id="ct94614048070176"/><text:span text:style-name="T32">Maybe he was lost? </text:span><text:span text:style-name="T3">T</text:span><text:span text:style-name="T32">hat was what I told myself to settle my worries </text:span><text:span text:style-name="T3">—</text:span><text:span text:style-name="T32"> deep down,</text:span><text:change-end text:change-id="ct94614048070176"/><text:change-start text:change-id="ct94614048070416"/><text:span text:style-name="T32"> I knew he wasn</text:span><text:span text:style-name="T3">’t.</text:span><text:change-end text:change-id="ct94614048070416"/><text:change-start text:change-id="ct94614048070656"/><text:span text:style-name="T3"> </text:span><text:span text:style-name="T14">What made me worry so much; there was once love, though that old fl</text:span><text:change-end text:change-id="ct94614048070656"/><text:change-start text:change-id="ct94614048070896"/><text:span text:style-name="T14">ame died quickly.</text:span><text:change-end text:change-id="ct94614048070896"/><text:change text:change-id="ct94614048071136"/></text:p>
      <text:p text:style-name="Text_20_body">The door clicked and opened. He came in, drunk and <text:change-start text:change-id="ct94614048072416"/><text:span text:style-name="T32">already </text:span><text:change-end text:change-id="ct94614048072416"/>half-asleep, reaching out for the white sheets of the bed. He must have been wasting his time.</text:p>
      <text:p text:style-name="Text_20_body">You're late again, I said. <text:change text:change-id="ct94614048072656"/>Where were you?<text:change-start text:change-id="ct94614048074368"/></text:p>
      <text:p text:style-name="P6"><text:change-end text:change-id="ct94614048074368"/><text:change-start text:change-id="ct94614048075344"/>Just at work, he said. Ran late again.</text:p>
      <text:p text:style-name="P6">Must be tired, just try to get some rest. I said. <text:span text:style-name="T45">T</text:span>he telling smell of alcohol betrayed him<text:change-end text:change-id="ct94614048075344"/><text:change-start text:change-id="ct94614048075872"/>, <text:span text:style-name="T45">but even</text:span><text:change-end text:change-id="ct94614048075872"/><text:change-start text:change-id="ct94614048077584"/>, there was no meaningful information I could have taken from him. I <text:soft-page-break/>was aware of his lies, and him painfully aware of that awareness. Asking for more would have been futile.</text:p>
      <text:p text:style-name="P6">Instead, we got a meaningless midnight ritual, a twisted greeting. A greeting that was becoming more common, but it definitely remained odd. Something that was not normal.</text:p>
      <text:p text:style-name="P10">Yeah, thanks, he said. <text:change-end text:change-id="ct94614048077584"/><text:change text:change-id="ct94614047998976"/><text:change text:change-id="ct94614047839456"/></text:p>
      <text:p text:style-name="Text_20_body">Goodnight<text:change text:change-id="ct94614047841712"/>, <text:change-start text:change-id="ct94614047842080"/><text:span text:style-name="T42">I said, </text:span><text:change-end text:change-id="ct94614047842080"/>though I would not fall asleep<text:change-start text:change-id="ct94614047845200"/>, <text:span text:style-name="T42">instead left alone to think about his absence.</text:span><text:change-end text:change-id="ct94614047845200"/><text:change text:change-id="ct94614047845568"/></text:p>
      <text:p text:style-name="Text_20_body"/>
      <text:p text:style-name="Text_20_body">Sleepless nights and empty days.</text:p>
      <text:p text:style-name="P5"><text:change-start text:change-id="ct94614047889744"/><text:span text:style-name="T36">Can solid objects be empty? </text:span><text:change-end text:change-id="ct94614047889744"/><text:change text:change-id="ct94614047890848"/><text:change-start text:change-id="ct94614047839088"/><text:span text:style-name="T36">Emptiness were those</text:span><text:change-end text:change-id="ct94614047839088"/> white walls, not completely white, <text:change text:change-id="ct94614047902384"/><text:change-start text:change-id="ct94614047817760"/><text:span text:style-name="T36">slightly yellow. I</text:span><text:change-end text:change-id="ct94614047817760"/><text:change-start text:change-id="ct94614047821632"/><text:span text:style-name="T36">t would have been a mercy to </text:span><text:change-end text:change-id="ct94614047821632"/><text:change-start text:change-id="ct94614047823952"/><text:span text:style-name="T36">have pure white, the yellow</text:span><text:change-end text:change-id="ct94614047823952"/><text:change text:change-id="ct94614047826800"/><text:change-start text:change-id="ct94614047827168"/><text:span text:style-name="T36"> only made it </text:span><text:change-end text:change-id="ct94614047827168"/><text:change text:change-id="ct94614047838720"/>look <text:change-start text:change-id="ct94614047907360"/><text:span text:style-name="T36">even </text:span><text:change-end text:change-id="ct94614047907360"/>more bland and uninviting<text:change-start text:change-id="ct94614047915984"/>. <text:span text:style-name="T36">At least there </text:span><text:span text:style-name="T37">might have</text:span><text:span text:style-name="T36"> be something interesting about the whiteness. </text:span><text:change-end text:change-id="ct94614047915984"/><text:change-start text:change-id="ct94614047916352"/></text:p>
      <text:p text:style-name="P5"><text:change-end text:change-id="ct94614047916352"/><text:change text:change-id="ct94614047916720"/><text:change text:change-id="ct94614047913136"/><text:change-start text:change-id="ct94614047907728"/><text:span text:style-name="T37">A few layers of plaster was all that </text:span><text:span text:style-name="T8">confined</text:span><text:span text:style-name="T37"> me</text:span><text:change-end text:change-id="ct94614047907728"/>. All of them <text:change-start text:change-id="ct94614048030544"/><text:span text:style-name="T37">eventually </text:span><text:change-end text:change-id="ct94614048030544"/>meeting at a similarly coloured ceiling, again completely plain, except maybe the occasional spot here and there<text:change text:change-id="ct94614048053744"/><text:change-start text:change-id="ct94614048049632"/>; <text:span text:style-name="T37">at least it was something to look at.</text:span><text:change-end text:change-id="ct94614048049632"/><text:change-start text:change-id="ct94614048041952"/> <text:change-end text:change-id="ct94614048041952"/><text:change-start text:change-id="ct94614048046080"/><text:span text:style-name="T37">Did someone </text:span><text:change-end text:change-id="ct94614048046080"/><text:change-start text:change-id="ct94614048031632"/><text:span text:style-name="T37">from before paint them?</text:span></text:p>
      <text:p text:style-name="P5"><text:span text:style-name="T37">Apart from that, the room was </text:span><text:change-end text:change-id="ct94614048031632"/><text:change text:change-id="ct94614048042848"/>kept <text:change text:change-id="ct94614048043088"/><text:change-start text:change-id="ct94614048043328"/><text:span text:style-name="T37">spotless</text:span><text:change-end text:change-id="ct94614048043328"/><text:change text:change-id="ct94614048043568"/>. <text:change-start text:change-id="ct94614048043808"/><text:span text:style-name="T38">I tried to do anything to escape boredom, </text:span><text:change-end text:change-id="ct94614048043808"/><text:change-start text:change-id="ct94614048017440"/><text:span text:style-name="T38">t</text:span><text:change-end text:change-id="ct94614048017440"/><text:change text:change-id="ct94614047925872"/>he continuous back and forth of<text:change text:change-id="ct94614048025424"/> cleaning and <text:change text:change-id="ct94614048025664"/><text:change-start text:change-id="ct94614048017680"/><text:span text:style-name="T9">re-dirtying</text:span><text:change-end text:change-id="ct94614048017680"/>: <text:change-start text:change-id="ct94614048018544"/><text:span text:style-name="T38">just </text:span><text:change-end text:change-id="ct94614048018544"/>anything that would keep me busy<text:change text:change-id="ct94614048018784"/>.<text:change-start text:change-id="ct94614048078224"/> <text:span text:style-name="T38">It was</text:span><text:change-end text:change-id="ct94614048078224"/><text:change-start text:change-id="ct94614048078880"/><text:span text:style-name="T38">n</text:span><text:span text:style-name="T9">’t anything</text:span><text:change-end text:change-id="ct94614048078880"/><text:change text:change-id="ct94614048079120"/><text:change-start text:change-id="ct94614048079360"/><text:span text:style-name="T9"> </text:span><text:change-end text:change-id="ct94614048079360"/>meaningful, nor <text:change-start text:change-id="ct94614048080160"/><text:span text:style-name="T38">was it insightful </text:span><text:change-end text:change-id="ct94614048080160"/>insightful; just something to take my mind off it all<text:change-start text:change-id="ct94614048084608"/>, <text:span text:style-name="T38">and yet </text:span><text:span text:style-name="T9">claustrophobia</text:span><text:span text:style-name="T38"> </text:span><text:change-end text:change-id="ct94614048084608"/><text:change text:change-id="ct94614048085248"/><text:change-start text:change-id="ct94614048086288"/><text:span text:style-name="T38">was always waiting at the end of the day.</text:span><text:change-end text:change-id="ct94614048086288"/><text:change-start text:change-id="ct94614048087568"/><text:span text:style-name="T38"> I also wanted to distract myself from him.</text:span><text:change-end text:change-id="ct94614048087568"/><text:change text:change-id="ct94614048087888"/><text:change-start text:change-id="ct94614048088352"/></text:p>
      <text:p text:style-name="P5"><text:change-end text:change-id="ct94614048088352"/><text:change text:change-id="ct94614048088592"/><text:change-start text:change-id="ct94614048088832"/><text:span text:style-name="T38">T</text:span><text:change-end text:change-id="ct94614048088832"/>hen <text:change-start text:change-id="ct94614048089072"/><text:span text:style-name="T38">there</text:span><text:change-end text:change-id="ct94614048089072"/><text:change text:change-id="ct94614048089312"/><text:change-start text:change-id="ct94614048089552"/><text:span text:style-name="T9">’s also </text:span><text:change-end text:change-id="ct94614048089552"/><text:change text:change-id="ct94614048089792"/><text:change-start text:change-id="ct94614048090032"/><text:span text:style-name="T9">the</text:span><text:change-end text:change-id="ct94614048090032"/> window, the one that <text:change text:change-id="ct94614048090272"/><text:change-start text:change-id="ct94614048090512"/><text:span text:style-name="T38">covered</text:span><text:change-end text:change-id="ct94614048090512"/> <text:change-start text:change-id="ct94614048090752"/><text:span text:style-name="T38">on</text:span><text:change-end text:change-id="ct94614048090752"/><text:change text:change-id="ct94614048090992"/><text:change text:change-id="ct94614048091232"/><text:change-start text:change-id="ct94614048091472"/><text:span text:style-name="T38"> wall </text:span><text:change-end text:change-id="ct94614048091472"/>of the room. <text:change text:change-id="ct94614048091712"/><text:change-start text:change-id="ct94614048091952"/><text:span text:style-name="T38">A view of the </text:span><text:change-end text:change-id="ct94614048091952"/><text:change-start text:change-id="ct94614048092192"/><text:span text:style-name="T38">hills and trees. Everyone was living their normal lives, unaware that I was looking at them with longing for their </text:span><text:span text:style-name="T9">‘mundane’ exi</text:span><text:change-end text:change-id="ct94614048092192"/><text:change-start text:change-id="ct94614048092432"/><text:span text:style-name="T9">stence — I looked on in interest.</text:span><text:change-end text:change-id="ct94614048092432"/><text:change-start text:change-id="ct94614048093008"/></text:p>
      <text:p text:style-name="P5"><text:span text:style-name="T44">I remember it was winter</text:span><text:change-end text:change-id="ct94614048093008"/><text:change-start text:change-id="ct94614048093248"/><text:span text:style-name="T44">, it must</text:span><text:span text:style-name="T15">’ve been my birthday,</text:span><text:change-end text:change-id="ct94614048093248"/><text:change-start text:change-id="ct94614048093728"/><text:span text:style-name="T15"> without the parties, they are hard to remember. There </text:span><text:change-end text:change-id="ct94614048093728"/><text:change-start text:change-id="ct94614048093488"/><text:span text:style-name="T15">were children outside having a snowball fight, </text:span><text:span text:style-name="T4">and some parents too. </text:span><text:change-end text:change-id="ct94614048093488"/><text:change-start text:change-id="ct94614048094832"/><text:span text:style-name="T4">There was a snowman too, underneath that one tree; it was tall and thin</text:span><text:change-end text:change-id="ct94614048094832"/><text:change-start text:change-id="ct94614048095472"/><text:span text:style-name="T4"> and had spindly branches. The tree, that is.</text:span></text:p>
      <text:p text:style-name="P5"><text:span text:style-name="T4">At least, I think it </text:span><text:change-end text:change-id="ct94614048095472"/><text:change-start text:change-id="ct94614048095712"/><text:span text:style-name="T4">was winter. The days began to bleed together.</text:span><text:change-end text:change-id="ct94614048095712"/><text:change-start text:change-id="ct94614048095952"/><text:span text:style-name="T4"> </text:span><text:change-end text:change-id="ct94614048095952"/><text:change-start text:change-id="ct94614048096192"/><text:span text:style-name="T7">T</text:span><text:change-end text:change-id="ct94614048096192"/><text:change-start text:change-id="ct94614048096432"/><text:span text:style-name="T4">he window was cold</text:span><text:change-end text:change-id="ct94614048096432"/><text:change-start text:change-id="ct94614048096672"/><text:span text:style-name="T4"> — </text:span><text:change-end text:change-id="ct94614048096672"/><text:change-start text:change-id="ct94614048096912"/><text:span text:style-name="T4">it stopped me from leaving</text:span><text:change-end text:change-id="ct94614048096912"/><text:change-start text:change-id="ct94614048097824"/><text:span text:style-name="T4">, </text:span><text:span text:style-name="T5">yet </text:span><text:span text:style-name="T4">always </text:span><text:span text:style-name="T7">taunted me with the view</text:span><text:span text:style-name="T4">.</text:span><text:change-end text:change-id="ct94614048097824"/><text:change-start text:change-id="ct94614048098256"/><text:span text:style-name="T4"> </text:span><text:span text:style-name="T5">The curtains helped, though </text:span><text:change-end text:change-id="ct94614048098256"/><text:change-start text:change-id="ct94614048098736"/><text:span text:style-name="T5">‘days’ eventually lost its meaning with them. </text:span><text:change-end text:change-id="ct94614048098736"/><text:change-start text:change-id="ct94614048099568"/><text:span text:style-name="T5">‘Time’ didn’t, I was still painfully aware of that.</text:span><text:change-end text:change-id="ct94614048099568"/><text:change-start text:change-id="ct94614048100640"/></text:p>
      <text:p text:style-name="P1"><text:soft-page-break/>Time is something you feel passing in your bones.<text:change-end text:change-id="ct94614048100640"/></text:p>
      <text:p text:style-name="Text_20_body"><text:change text:change-id="ct94614048101280"/><text:change-start text:change-id="ct94614048101520"/><text:span text:style-name="T33">Outside</text:span><text:change-end text:change-id="ct94614048101520"/><text:change text:change-id="ct94614048101760"/><text:change-start text:change-id="ct94614048102000"/><text:span text:style-name="T33"> </text:span><text:change-end text:change-id="ct94614048102000"/>were<text:change text:change-id="ct94614048102240"/><text:change text:change-id="ct94614048102480"/><text:change-start text:change-id="ct94614048102720"/><text:span text:style-name="T33"> those</text:span><text:change-end text:change-id="ct94614048102720"/> <text:change text:change-id="ct94614048102960"/>concrete <text:change text:change-id="ct94614048103200"/><text:change text:change-id="ct94614048103440"/><text:change-start text:change-id="ct94614048103680"/><text:span text:style-name="T33">buildings, frosted </text:span><text:span text:style-name="T34">with</text:span><text:span text:style-name="T33"> snow</text:span><text:change-end text:change-id="ct94614048103680"/>. <text:change text:change-id="ct94614048103920"/><text:change-start text:change-id="ct94614048104160"/><text:span text:style-name="T33">How many people were in those buildings</text:span><text:change-end text:change-id="ct94614048104160"/>? <text:change text:change-id="ct94614048104400"/><text:change-start text:change-id="ct94614048104640"/><text:span text:style-name="T33">How many people were </text:span><text:change-end text:change-id="ct94614048104640"/>like me? There must have been more, <text:change-start text:change-id="ct94614048105552"/><text:span text:style-name="T34">I</text:span><text:change-end text:change-id="ct94614048105552"/><text:change text:change-id="ct94614048105792"/><text:change-start text:change-id="ct94614048106032"/><text:span text:style-name="T34"> just didn</text:span><text:span text:style-name="T6">’t know of them</text:span><text:change-end text:change-id="ct94614048106032"/>. Then again, <text:change text:change-id="ct94614048106272"/><text:change text:change-id="ct94614048106512"/><text:change-start text:change-id="ct94614048106752"/><text:span text:style-name="T34">the</text:span><text:change-end text:change-id="ct94614048106752"/><text:change-start text:change-id="ct94614048106992"/><text:span text:style-name="T34">y didn</text:span><text:span text:style-name="T6">’t know of me</text:span><text:change-end text:change-id="ct94614048106992"/>.<text:change-start text:change-id="ct94614048107232"/> <text:span text:style-name="T39">Should I have said anything?</text:span><text:change-end text:change-id="ct94614048107232"/></text:p>
      <text:p text:style-name="Text_20_body"><text:change-start text:change-id="ct94614047985392"/><text:span text:style-name="T35">How long </text:span><text:span text:style-name="T37">did I </text:span><text:span text:style-name="T35">spent </text:span><text:span text:style-name="T37">here</text:span><text:span text:style-name="T35">?</text:span><text:change-end text:change-id="ct94614047985392"/><text:change text:change-id="ct94614047962048"/><text:change text:change-id="ct94614047966960"/><text:change-start text:change-id="ct94614047968896"/></text:p>
      <text:p text:style-name="P2"><text:change-end text:change-id="ct94614047968896"/><text:change-start text:change-id="ct94614047972464"/></text:p>
      <text:p text:style-name="P3"><text:span text:style-name="T50">Why was I </text:span>lingering here?</text:p>
      <text:p text:style-name="P3">The sun had <text:span text:style-name="T52">already </text:span>risen wi<text:change-end text:change-id="ct94614047972464"/><text:change-start text:change-id="ct94614047976192"/>thout me noticing<text:change-end text:change-id="ct94614047976192"/><text:change-start text:change-id="ct94614047979136"/>, the room bathed in a golden light. The <text:change-end text:change-id="ct94614047979136"/><text:change-start text:change-id="ct94614047979504"/>key gleamed brighter still, a mote of light pinched between my fingers.<text:change-end text:change-id="ct94614047979504"/><text:change-start text:change-id="ct94614047957600"/> And <text:span text:style-name="T46">opposite me </text:span><text:change-end text:change-id="ct94614047957600"/><text:change-start text:change-id="ct94614047938240"/><text:span text:style-name="T46">was the door handle it had belonged to; it was usually covered in shadows, </text:span><text:span text:style-name="T52">b</text:span><text:span text:style-name="T46">ut in the sun, it glistened </text:span><text:span text:style-name="T52">along </text:span><text:span text:style-name="T46">with the key.</text:span></text:p>
      <text:p text:style-name="P7"><text:span text:style-name="T46">A soft click, and the </text:span><text:change-end text:change-id="ct94614047938240"/><text:change-start text:change-id="ct94614047948288"/><text:span text:style-name="T47">door handle turned; I </text:span><text:span text:style-name="T46">had </text:span><text:span text:style-name="T47">turned the handle. </text:span><text:span text:style-name="T23">The door open</text:span><text:span text:style-name="T30">s</text:span><text:span text:style-name="T23">, and a</text:span><text:span text:style-name="T11"> warmth I hadn’t felt </text:span><text:span text:style-name="T23">in forever came over me</text:span><text:span text:style-name="T24">. </text:span><text:span text:style-name="T18">It was so different from the room I had just come from, intricate wallpaper and lights.</text:span><text:span text:style-name="T24"> </text:span><text:span text:style-name="T23">Those</text:span><text:span text:style-name="T19"> lights, though </text:span><text:span text:style-name="T23">it had just flickered off</text:span><text:span text:style-name="T19">, must have glowed a warm yellow glow during the night, </text:span><text:span text:style-name="T21">little stars in their own right, only closer. </text:span></text:p>
      <text:p text:style-name="P18"><text:span text:style-name="T23">Was a</text:span><text:span text:style-name="T18">ll of this hidden behind a door? It’s strange and unfamiliar, </text:span><text:span text:style-name="T23">but there was something liberating about it</text:span><text:span text:style-name="T18">. </text:span></text:p>
      <text:p text:style-name="P18"><text:span text:style-name="T17">The</text:span><text:span text:style-name="T18"> door</text:span><text:span text:style-name="T21"> closed</text:span><text:span text:style-name="T18"> behind me</text:span><text:span text:style-name="T20">.</text:span><text:change-end text:change-id="ct94614047948288"/><text:change text:change-id="ct94614047949584"/><text:change text:change-id="ct9461404795168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Bold" style:font-family-generic="swiss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Bold Italic" style:font-family-generic="swiss" style:font-pitch="variable"/>
    <style:font-face style:name="Noto Sans2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2" fo:font-family="'Noto Sans'" style:font-style-name="Regular" style:font-family-generic="swiss" style:font-pitch="variable" style:font-name-asian="Noto Sans CJK HK" style:font-family-asian="'Noto Sans CJK HK'" style:font-style-name-asian="Regular" style:font-family-generic-asian="swiss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Noto Sans" fo:font-family="'Noto Sans'" style:font-style-name="Bold" style:font-family-generic="swiss" style:font-pitch="variable" fo:font-size="18pt" fo:font-weight="bold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Noto Sans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Noto Sans" fo:font-family="'Noto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Noto Sans1" fo:font-family="'Noto Sans'" style:font-style-name="Bold Italic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style:font-name="Noto Sans" fo:font-family="'Noto Sans'" style:font-style-name="Bold" style:font-family-generic="swiss" style:font-pitch="variable" fo:font-size="12pt" fo:font-weight="bold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Noto Sans1" fo:font-family="'Noto Sans'" style:font-style-name="Bold Italic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oto Sans" fo:font-family="'Noto Sans'" style:font-style-name="Bold" style:font-family-generic="swiss" style:font-pitch="variable" fo:font-size="28pt" fo:font-weight="bold" style:font-size-asian="28pt" style:font-weight-asian="bold" style:font-size-complex="28pt" style:font-weight-complex="60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1:54:35.449176921</meta:creation-date>
    <meta:editing-duration>PT1H36M24S</meta:editing-duration>
    <meta:editing-cycles>16</meta:editing-cycles>
    <meta:generator>LibreOffice/7.3.7.2$Linux_X86_64 LibreOffice_project/30$Build-2</meta:generator>
    <dc:title>sans</dc:title>
    <dc:date>2023-11-28T22:59:38.125034714</dc:date>
    <meta:document-statistic meta:table-count="0" meta:image-count="0" meta:object-count="0" meta:page-count="3" meta:paragraph-count="30" meta:word-count="1019" meta:character-count="5671" meta:non-whitespace-character-count="4670"/>
    <meta:template xlink:type="simple" xlink:actuate="onRequest" xlink:title="sans" xlink:href="../../../../Templates/sans1.ott" meta:date="2023-11-26T11:54:34.863776612"/>
  </office:meta>
</office:document-meta>
</file>